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6999326916CE56398F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rVoSym" svg:font-family="MarVoSym" style:font-charset="x-symbol"/>
    <style:font-face style:name="MarVoSym1" svg:font-family="MarVoSym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4" svg:font-family="'Liberation Sans'" style:font-pitch="variable" style:font-charset="x-symbol"/>
    <style:font-face style:name="MarVoSym2" svg:font-family="MarVoSym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C0591" svg:font-family="C059"/>
    <style:font-face style:name="Liberation Sans5" svg:font-family="'Liberation Sans'" style:font-family-generic="swiss"/>
    <style:font-face style:name="DejaVu Sans Mono1" svg:font-family="'DejaVu Sans Mono'" style:font-family-generic="modern" style:font-pitch="fixed"/>
    <style:font-face style:name="C059" svg:font-family="C059" style:font-pitch="variable"/>
    <style:font-face style:name="Droid Sans Fallback3" svg:font-family="'Droid Sans Fallback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Purisa" svg:font-family="Purisa" style:font-pitch="variable"/>
    <style:font-face style:name="URW Chancery L" svg:font-family="'URW Chancery L'" style:font-pitch="variable"/>
    <style:font-face style:name="Z003" svg:font-family="Z003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6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8.203cm" fo:min-width="6.693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6.039cm" fo:min-width="7.89cm"/>
    </style:style>
    <style:style style:name="gr3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min-height="19.251cm" fo:min-width="15.332cm" fo:padding-top="0.725cm" fo:padding-bottom="0.725cm" fo:padding-left="0.85cm" fo:padding-right="0.85cm"/>
    </style:style>
    <style:style style:name="gr4" style:family="graphic" style:parent-style-name="standard">
      <style:graphic-properties svg:stroke-width="1cm" svg:stroke-color="#000000" draw:marker-start-width="1.7cm" draw:marker-end-width="1.7cm" draw:fill="solid" draw:fill-color="#009933" draw:textarea-horizontal-align="justify" draw:textarea-vertical-align="middle" draw:auto-grow-height="false" fo:min-height="2.423cm" fo:min-width="2.173cm" fo:padding-top="0.625cm" fo:padding-bottom="0.625cm" fo:padding-left="0.75cm" fo:padding-right="0.75cm"/>
    </style:style>
    <style:style style:name="gr5" style:family="graphic" style:parent-style-name="objectwithoutfill">
      <style:graphic-properties svg:stroke-width="1cm" draw:marker-start-width="1.7cm" draw:marker-end-width="1.7cm" draw:fill="none" draw:fill-color="#4b1f6f" draw:textarea-vertical-align="middle" fo:padding-top="0.625cm" fo:padding-bottom="0.625cm" fo:padding-left="0.75cm" fo:padding-right="0.75cm"/>
    </style:style>
    <style:style style:name="gr6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3.24cm" fo:min-width="2.99cm" fo:padding-top="0.625cm" fo:padding-bottom="0.625cm" fo:padding-left="0.75cm" fo:padding-right="0.75cm"/>
    </style:style>
    <style:style style:name="gr7" style:family="graphic" style:parent-style-name="objectwithoutfill">
      <style:graphic-properties svg:stroke-width="1.3cm" draw:marker-start-width="2.15cm" draw:marker-end-width="2.15cm" svg:stroke-linecap="round" draw:fill="none" draw:fill-color="#4b1f6f" draw:textarea-vertical-align="middle" fo:padding-top="0.775cm" fo:padding-bottom="0.775cm" fo:padding-left="0.9cm" fo:padding-right="0.9cm"/>
    </style:style>
    <style:style style:name="gr8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715cm" fo:min-width="1.465cm" fo:padding-top="0.625cm" fo:padding-bottom="0.625cm" fo:padding-left="0.75cm" fo:padding-right="0.75cm"/>
    </style:style>
    <style:style style:name="gr9" style:family="graphic" style:parent-style-name="standard">
      <style:graphic-properties svg:stroke-width="1cm" svg:stroke-color="#000000" draw:marker-start-width="1.7cm" draw:marker-end-width="1.7cm" draw:fill="none" draw:fill-color="#b2b2b2" draw:textarea-vertical-align="middle" fo:padding-top="0.625cm" fo:padding-bottom="0.625cm" fo:padding-left="0.75cm" fo:padding-right="0.75cm"/>
    </style:style>
    <style:style style:name="gr10" style:family="graphic" style:parent-style-name="standard">
      <style:graphic-properties svg:stroke-width="1cm" svg:stroke-color="#000000" draw:marker-start-width="1.7cm" draw:marker-end-width="1.7cm" draw:fill="none" draw:fill-color="#b2b2b2" draw:opacity="100%" draw:textarea-horizontal-align="justify" draw:textarea-vertical-align="middle" draw:auto-grow-height="false" fo:min-height="10.886cm" fo:min-width="15.874cm" fo:padding-top="0.625cm" fo:padding-bottom="0.625cm" fo:padding-left="0.75cm" fo:padding-right="0.75cm"/>
    </style:style>
    <style:style style:name="gr11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2.25cm" fo:min-width="2.281cm" fo:padding-top="0.625cm" fo:padding-bottom="0.625cm" fo:padding-left="0.75cm" fo:padding-right="0.75cm"/>
    </style:style>
    <style:style style:name="gr12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06cm" fo:min-width="0.996cm" fo:padding-top="0.625cm" fo:padding-bottom="0.625cm" fo:padding-left="0.75cm" fo:padding-right="0.75cm"/>
    </style:style>
    <style:style style:name="gr13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min-height="17.727cm" fo:min-width="14.078cm" fo:padding-top="0.725cm" fo:padding-bottom="0.725cm" fo:padding-left="0.85cm" fo:padding-right="0.85cm"/>
    </style:style>
    <style:style style:name="gr14" style:family="graphic" style:parent-style-name="objectwithoutfill">
      <style:graphic-properties svg:stroke-width="0.8cm" draw:marker-start-width="1.4cm" draw:marker-end-width="1.4cm" draw:fill="none" draw:fill-color="#4b1f6f" draw:textarea-vertical-align="middle" fo:padding-top="0.525cm" fo:padding-bottom="0.525cm" fo:padding-left="0.65cm" fo:padding-right="0.65cm"/>
    </style:style>
    <style:style style:name="gr15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2.91cm" fo:min-width="2.661cm" fo:padding-top="0.625cm" fo:padding-bottom="0.625cm" fo:padding-left="0.75cm" fo:padding-right="0.75cm"/>
    </style:style>
    <style:style style:name="gr16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497cm" fo:min-width="1.246cm" fo:padding-top="0.625cm" fo:padding-bottom="0.625cm" fo:padding-left="0.75cm" fo:padding-right="0.75cm"/>
    </style:style>
    <style:style style:name="gr17" style:family="graphic" style:parent-style-name="standard">
      <style:graphic-properties svg:stroke-width="1cm" svg:stroke-color="#ffffff" draw:marker-start-width="1.7cm" draw:marker-end-width="1.7cm" svg:stroke-linecap="square" draw:fill="solid" draw:fill-color="#000000" draw:textarea-horizontal-align="justify" draw:textarea-vertical-align="middle" draw:auto-grow-height="false" fo:min-height="6.434cm" fo:min-width="3.9cm" fo:padding-top="0.625cm" fo:padding-bottom="0.625cm" fo:padding-left="0.75cm" fo:padding-right="0.75cm"/>
    </style:style>
    <style:style style:name="gr18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min-height="16.137cm" fo:min-width="12.77cm" fo:padding-top="0.725cm" fo:padding-bottom="0.725cm" fo:padding-left="0.85cm" fo:padding-right="0.85cm"/>
    </style:style>
    <style:style style:name="gr19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2.532cm" fo:min-width="2.281cm" fo:padding-top="0.625cm" fo:padding-bottom="0.625cm" fo:padding-left="0.75cm" fo:padding-right="0.75cm"/>
    </style:style>
    <style:style style:name="gr20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247cm" fo:min-width="0.996cm" fo:padding-top="0.625cm" fo:padding-bottom="0.625cm" fo:padding-left="0.75cm" fo:padding-right="0.75cm"/>
    </style:style>
    <style:style style:name="gr21" style:family="graphic" style:parent-style-name="standard">
      <style:graphic-properties svg:stroke-width="1cm" svg:stroke-color="#ffffff" draw:marker-start-width="1.7cm" draw:marker-end-width="1.7cm" svg:stroke-linecap="square" draw:fill="solid" draw:fill-color="#000000" draw:textarea-horizontal-align="justify" draw:textarea-vertical-align="middle" draw:auto-grow-height="false" fo:min-height="7.109cm" fo:min-width="3.9cm" fo:padding-top="0.625cm" fo:padding-bottom="0.625cm" fo:padding-left="0.75cm" fo:padding-right="0.75cm"/>
    </style:style>
    <style:style style:name="gr22" style:family="graphic" style:parent-style-name="objectwithoutfill">
      <style:graphic-properties draw:stroke="dash" draw:stroke-dash="Fine_20_Dotted" svg:stroke-width="1.2cm" draw:marker-start-width="2cm" draw:marker-end-width="2cm" draw:fill="none" draw:textarea-vertical-align="middle" fo:padding-top="0.725cm" fo:padding-bottom="0.725cm" fo:padding-left="0.85cm" fo:padding-right="0.85cm"/>
    </style:style>
    <style:style style:name="gr23" style:family="graphic" style:parent-style-name="standard">
      <style:graphic-properties svg:stroke-width="1cm" svg:stroke-color="#ffffff" draw:marker-start-width="1.7cm" draw:marker-end-width="1.7cm" draw:fill="solid" draw:fill-color="#000000" draw:textarea-horizontal-align="justify" draw:textarea-vertical-align="middle" draw:auto-grow-height="false" fo:min-height="0.515cm" fo:min-width="3.929cm" fo:padding-top="0.625cm" fo:padding-bottom="0.625cm" fo:padding-left="0.75cm" fo:padding-right="0.75cm"/>
    </style:style>
    <style:style style:name="gr24" style:family="graphic" style:parent-style-name="standard">
      <style:graphic-properties svg:stroke-width="1cm" svg:stroke-color="#ffffff" draw:marker-start-width="1.7cm" draw:marker-end-width="1.7cm" draw:fill="solid" draw:fill-color="#000000" draw:textarea-horizontal-align="justify" draw:textarea-vertical-align="middle" draw:auto-grow-height="false" fo:min-height="0.494cm" fo:min-width="3.929cm" fo:padding-top="0.625cm" fo:padding-bottom="0.625cm" fo:padding-left="0.75cm" fo:padding-right="0.75cm"/>
    </style:style>
    <style:style style:name="gr25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675cm" fo:min-width="1.424cm" fo:padding-top="0.625cm" fo:padding-bottom="0.625cm" fo:padding-left="0.75cm" fo:padding-right="0.75cm"/>
    </style:style>
    <style:style style:name="gr26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3.58cm" fo:min-width="3.332cm" fo:padding-top="0.625cm" fo:padding-bottom="0.625cm" fo:padding-left="0.75cm" fo:padding-right="0.75cm"/>
    </style:style>
    <style:style style:name="gr27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939cm" fo:min-width="1.687cm" fo:padding-top="0.625cm" fo:padding-bottom="0.625cm" fo:padding-left="0.75cm" fo:padding-right="0.75cm"/>
    </style:style>
    <style:style style:name="gr28" style:family="graphic" style:parent-style-name="standard">
      <style:graphic-properties draw:stroke="solid" svg:stroke-width="1cm" svg:stroke-color="#ffffff" draw:marker-start-width="1.7cm" draw:marker-end-width="1.7cm" draw:fill="solid" draw:fill-color="#009933" draw:textarea-horizontal-align="justify" draw:textarea-vertical-align="middle" draw:auto-grow-height="false" fo:min-height="2.423cm" fo:min-width="2.173cm" fo:padding-top="0.625cm" fo:padding-bottom="0.625cm" fo:padding-left="0.75cm" fo:padding-right="0.75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759cm, 5.994cm, 9.325cm, 5.896cm)" draw:image-opacity="100%" style:mirror="none"/>
    </style:style>
    <style:style style:name="gr30" style:family="graphic" style:parent-style-name="objectwithoutfill">
      <style:graphic-properties svg:stroke-width="0.8cm" draw:marker-start-width="1.4cm" draw:marker-end-width="1.4cm" draw:fill="none" draw:textarea-vertical-align="middle" fo:padding-top="0.525cm" fo:padding-bottom="0.525cm" fo:padding-left="0.65cm" fo:padding-right="0.65cm"/>
    </style:style>
    <style:style style:name="gr31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2.96cm" fo:min-width="2.708cm" fo:padding-top="0.625cm" fo:padding-bottom="0.625cm" fo:padding-left="0.75cm" fo:padding-right="0.75cm"/>
    </style:style>
    <style:style style:name="gr32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5.126cm" fo:min-width="4.88cm" fo:padding-top="0.625cm" fo:padding-bottom="0.625cm" fo:padding-left="0.75cm" fo:padding-right="0.75cm"/>
    </style:style>
    <style:style style:name="gr33" style:family="graphic" style:parent-style-name="standard">
      <style:graphic-properties svg:stroke-width="1.411cm" svg:stroke-color="#000000" draw:marker-start-width="2.317cm" draw:marker-end-width="2.317cm" draw:fill="none" draw:textarea-horizontal-align="justify" draw:textarea-vertical-align="middle" draw:auto-grow-height="false" fo:min-height="2.65cm" fo:min-width="1.322cm" fo:padding-top="0.831cm" fo:padding-bottom="0.831cm" fo:padding-left="0.956cm" fo:padding-right="0.956cm"/>
    </style:style>
    <style:style style:name="gr34" style:family="graphic" style:parent-style-name="standard">
      <style:graphic-properties svg:stroke-width="1.411cm" svg:stroke-color="#000000" draw:marker-start-width="2.317cm" draw:marker-end-width="2.317cm" draw:fill="solid" draw:fill-color="#ffffff" draw:textarea-horizontal-align="justify" draw:textarea-vertical-align="middle" draw:auto-grow-height="false" fo:min-height="3.672cm" fo:min-width="4.692cm" fo:padding-top="0.831cm" fo:padding-bottom="0.831cm" fo:padding-left="0.956cm" fo:padding-right="0.956cm"/>
    </style:style>
    <style:style style:name="gr35" style:family="graphic" style:parent-style-name="standard">
      <style:graphic-properties svg:stroke-width="1.411cm" svg:stroke-color="#000000" draw:marker-start-width="2.317cm" draw:marker-end-width="2.317cm" draw:fill="solid" draw:fill-color="#ffffff" draw:textarea-horizontal-align="justify" draw:textarea-vertical-align="middle" draw:auto-grow-height="false" fo:min-height="20.29cm" fo:min-width="16.148cm" fo:padding-top="0.831cm" fo:padding-bottom="0.831cm" fo:padding-left="0.956cm" fo:padding-right="0.956cm"/>
    </style:style>
    <style:style style:name="gr36" style:family="graphic" style:parent-style-name="objectwithoutfill">
      <style:graphic-properties svg:stroke-width="1.058cm" svg:stroke-color="#000000" draw:marker-start-width="1.788cm" draw:marker-end-width="1.788cm" draw:fill="none" draw:fill-color="#4b1f6f" draw:textarea-vertical-align="middle" fo:padding-top="0.655cm" fo:padding-bottom="0.655cm" fo:padding-left="0.78cm" fo:padding-right="0.78cm"/>
    </style:style>
    <style:style style:name="gr37" style:family="graphic" style:parent-style-name="standard">
      <style:graphic-properties svg:stroke-width="1.411cm" svg:stroke-color="#000000" draw:marker-start-width="2.317cm" draw:marker-end-width="2.317cm" draw:fill="solid" draw:fill-color="#ffffff" draw:textarea-horizontal-align="justify" draw:textarea-vertical-align="middle" draw:auto-grow-height="false" fo:min-height="6.016cm" fo:min-width="5.767cm" fo:padding-top="0.831cm" fo:padding-bottom="0.831cm" fo:padding-left="0.956cm" fo:padding-right="0.956cm"/>
    </style:style>
    <style:style style:name="gr38" style:family="graphic" style:parent-style-name="objectwithoutfill">
      <style:graphic-properties svg:stroke-width="1.7cm" draw:marker-start-width="2.75cm" draw:marker-end-width="2.75cm" draw:fill="none" draw:textarea-vertical-align="middle" fo:padding-top="0.975cm" fo:padding-bottom="0.975cm" fo:padding-left="1.1cm" fo:padding-right="1.1cm"/>
    </style:style>
    <style:style style:name="gr39" style:family="graphic" style:parent-style-name="standard">
      <style:graphic-properties svg:stroke-width="1cm" svg:stroke-color="#333333" draw:marker-start-width="1.7cm" draw:marker-end-width="1.7cm" draw:fill="solid" draw:fill-color="#009933" draw:textarea-horizontal-align="justify" draw:textarea-vertical-align="middle" draw:auto-grow-height="false" fo:min-height="2.423cm" fo:min-width="2.173cm" fo:padding-top="0.625cm" fo:padding-bottom="0.625cm" fo:padding-left="0.75cm" fo:padding-right="0.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9.496cm" fo:min-width="0cm"/>
      <style:paragraph-properties style:writing-mode="lr-tb"/>
    </style:style>
    <style:style style:name="gr41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00c8ff" fo:padding-top="0.623cm" fo:padding-bottom="0.623cm" fo:padding-left="0.623cm" fo:padding-right="0.623cm"/>
    </style:style>
    <style:style style:name="gr42" style:family="graphic" style:parent-style-name="standard">
      <style:graphic-properties draw:stroke="solid" svg:stroke-width="2.096cm" svg:stroke-color="#000000" draw:stroke-linejoin="round" svg:stroke-linecap="butt" draw:fill="solid" draw:fill-color="#00c8ff" fo:padding-top="1.048cm" fo:padding-bottom="1.048cm" fo:padding-left="1.048cm" fo:padding-right="1.048cm"/>
    </style:style>
    <style:style style:name="gr43" style:family="graphic" style:parent-style-name="objectwithoutfill">
      <style:graphic-properties svg:stroke-width="1.27cm" svg:stroke-color="#000000" draw:marker-start-width="2.082cm" draw:marker-end-width="2.082cm" draw:fill="solid" draw:fill-color="#00c8ff" draw:textarea-horizontal-align="center" draw:textarea-vertical-align="middle" fo:padding-top="0.612cm" fo:padding-bottom="0.612cm" fo:padding-left="0.612cm" fo:padding-right="0.612cm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9.439cm"/>
    </style:style>
    <style:style style:name="gr45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999999" fo:padding-top="0.623cm" fo:padding-bottom="0.623cm" fo:padding-left="0.623cm" fo:padding-right="0.623cm"/>
    </style:style>
    <style:style style:name="gr46" style:family="graphic" style:parent-style-name="objectwithoutfill">
      <style:graphic-properties draw:stroke="solid" svg:stroke-width="1.27cm" svg:stroke-color="#000000" draw:marker-start-width="2.082cm" draw:marker-end-width="2.082cm" draw:fill="solid" draw:fill-color="#00c8ff" draw:textarea-horizontal-align="center" draw:textarea-vertical-align="middle" fo:padding-top="0.612cm" fo:padding-bottom="0.612cm" fo:padding-left="0.612cm" fo:padding-right="0.612cm"/>
    </style:style>
    <style:style style:name="gr47" style:family="graphic" style:parent-style-name="standard">
      <style:graphic-properties draw:stroke="solid" svg:stroke-width="1.129cm" svg:stroke-color="#000000" draw:marker-start-width="1.882cm" draw:marker-end-width="1.882cm" draw:fill-color="#e8f2a1" draw:textarea-horizontal-align="justify" draw:textarea-vertical-align="middle" draw:auto-grow-height="false" fo:min-height="2.469cm" fo:min-width="8.039cm" fo:padding-top="0.678cm" fo:padding-bottom="0.678cm" fo:padding-left="0.803cm" fo:padding-right="0.803cm"/>
    </style:style>
    <style:style style:name="gr48" style:family="graphic" style:parent-style-name="standard">
      <style:graphic-properties draw:stroke="solid" svg:stroke-width="1.482cm" svg:stroke-color="#000000" draw:marker-start-width="2.156cm" draw:marker-end-width="2.156cm" draw:stroke-linejoin="round" svg:stroke-linecap="butt" draw:fill="solid" draw:fill-color="#00c8ff" fo:padding-top="0.727cm" fo:padding-bottom="0.727cm" fo:padding-left="0.727cm" fo:padding-right="0.727cm"/>
    </style:style>
    <style:style style:name="gr49" style:family="graphic" style:parent-style-name="objectwithoutfill">
      <style:graphic-properties svg:stroke-width="1.482cm" svg:stroke-color="#000000" draw:marker-start-width="2.398cm" draw:marker-end-width="2.398cm" draw:fill="solid" draw:fill-color="#00c8ff" draw:textarea-horizontal-align="center" draw:textarea-vertical-align="middle" fo:padding-top="0.716cm" fo:padding-bottom="0.716cm" fo:padding-left="0.716cm" fo:padding-right="0.716cm"/>
    </style:style>
    <style:style style:name="gr50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d62e4e" fo:padding-top="0.623cm" fo:padding-bottom="0.623cm" fo:padding-left="0.623cm" fo:padding-right="0.62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38cm" fo:min-width="0cm"/>
      <style:paragraph-properties style:writing-mode="lr-tb"/>
    </style:style>
    <style:style style:name="gr52" style:family="graphic" style:parent-style-name="standard">
      <style:graphic-properties draw:stroke="none" draw:fill="none" fo:min-height="7.878cm"/>
      <style:paragraph-properties style:writing-mode="lr-tb"/>
    </style:style>
    <style:style style:name="gr53" style:family="graphic" style:parent-style-name="standard">
      <style:graphic-properties draw:stroke="none" draw:fill="none" fo:min-height="8.244cm"/>
      <style:paragraph-properties style:writing-mode="lr-tb"/>
    </style:style>
    <style:style style:name="gr54" style:family="graphic" style:parent-style-name="standard">
      <style:graphic-properties draw:stroke="solid" svg:stroke-width="1.129cm" svg:stroke-color="#000000" draw:marker-start-width="1.882cm" draw:marker-end-width="1.882cm" draw:fill-color="#ffd8ce" draw:textarea-horizontal-align="justify" draw:textarea-vertical-align="middle" draw:auto-grow-height="false" fo:min-height="3.248cm" fo:min-width="7.462cm" fo:padding-top="0.678cm" fo:padding-bottom="0.678cm" fo:padding-left="0.803cm" fo:padding-right="0.803cm"/>
    </style:style>
    <style:style style:name="gr55" style:family="graphic" style:parent-style-name="standard">
      <style:graphic-properties svg:stroke-color="#000000" draw:fill-color="#000000" draw:textarea-vertical-align="middle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19.435cm" fo:min-width="0.5cm"/>
    </style:style>
    <style:style style:name="gr57" style:family="graphic" style:parent-style-name="standard">
      <style:graphic-properties draw:stroke="solid" svg:stroke-width="1.129cm" svg:stroke-color="#000000" draw:marker-start-width="1.882cm" draw:marker-end-width="1.882cm" draw:fill-color="#ffd8ce" draw:textarea-horizontal-align="justify" draw:textarea-vertical-align="middle" draw:auto-grow-height="false" fo:min-height="2.47cm" fo:min-width="8.039cm" fo:padding-top="0.678cm" fo:padding-bottom="0.678cm" fo:padding-left="0.803cm" fo:padding-right="0.803cm"/>
    </style:style>
    <style:style style:name="gr58" style:family="graphic" style:parent-style-name="standard">
      <style:graphic-properties draw:stroke="solid" svg:stroke-width="1.764cm" svg:stroke-color="#000000" draw:marker-start-width="2.592cm" draw:marker-end-width="2.592cm" draw:stroke-linejoin="round" svg:stroke-linecap="butt" draw:fill="solid" draw:fill-color="#00c8ff" fo:padding-top="0.869cm" fo:padding-bottom="0.869cm" fo:padding-left="0.869cm" fo:padding-right="0.869cm"/>
    </style:style>
    <style:style style:name="gr59" style:family="graphic" style:parent-style-name="objectwithoutfill">
      <style:graphic-properties svg:stroke-width="1.764cm" svg:stroke-color="#00c8ff" draw:marker-start-width="2.845cm" draw:marker-end-width="2.845cm" draw:fill="none" draw:textarea-vertical-align="middle" fo:padding-top="1.006cm" fo:padding-bottom="1.006cm" fo:padding-left="1.131cm" fo:padding-right="1.131cm"/>
    </style:style>
    <style:style style:name="gr60" style:family="graphic" style:parent-style-name="standard">
      <style:graphic-properties draw:stroke="none" svg:stroke-width="1.764cm" draw:marker-start-width="2.844cm" draw:marker-end-width="2.844cm" draw:fill-color="#00c8ff" draw:textarea-horizontal-align="justify" draw:textarea-vertical-align="middle" draw:auto-grow-height="false" fo:min-height="0.875cm" fo:min-width="0.87cm"/>
    </style:style>
    <style:style style:name="gr61" style:family="graphic" style:parent-style-name="standard">
      <style:graphic-properties draw:stroke="none" svg:stroke-width="1.764cm" draw:marker-start-width="2.844cm" draw:marker-end-width="2.844cm" draw:fill-color="#00c8ff" draw:textarea-horizontal-align="justify" draw:textarea-vertical-align="middle" draw:auto-grow-height="false" fo:min-height="0.816cm" fo:min-width="1.232cm"/>
    </style:style>
    <style:style style:name="gr62" style:family="graphic" style:parent-style-name="objectwithoutfill">
      <style:graphic-properties svg:stroke-width="1.058cm" svg:stroke-color="#000000" draw:marker-start-width="1.787cm" draw:marker-end-width="1.787cm" draw:fill="none" draw:textarea-vertical-align="middle" fo:padding-top="0.654cm" fo:padding-bottom="0.654cm" fo:padding-left="0.779cm" fo:padding-right="0.779cm"/>
    </style:style>
    <style:style style:name="gr63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5983b0" fo:padding-top="0.623cm" fo:padding-bottom="0.623cm" fo:padding-left="0.623cm" fo:padding-right="0.623cm"/>
    </style:style>
    <style:style style:name="gr64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ffffff" fo:padding-top="0.623cm" fo:padding-bottom="0.623cm" fo:padding-left="0.623cm" fo:padding-right="0.623cm"/>
    </style:style>
    <style:style style:name="gr65" style:family="graphic" style:parent-style-name="objectwithoutfill">
      <style:graphic-properties svg:stroke-width="2.822cm" svg:stroke-color="#000000" draw:marker-start="Rounded_20_short_20_Arrow" draw:marker-start-width="4.433cm" draw:marker-end="Rounded_20_short_20_Arrow" draw:marker-end-width="4.433cm" draw:fill="none" draw:textarea-vertical-align="middle" fo:padding-top="1.536cm" fo:padding-bottom="1.536cm" fo:padding-left="1.661cm" fo:padding-right="1.661cm"/>
    </style:style>
    <style:style style:name="gr66" style:family="graphic" style:parent-style-name="standard">
      <style:graphic-properties draw:stroke="solid" svg:stroke-width="1.764cm" svg:stroke-color="#000000" draw:marker-start-width="2.576cm" draw:marker-end-width="2.576cm" draw:stroke-linejoin="round" svg:stroke-linecap="butt" draw:fill="solid" draw:fill-color="#00c8ff" fo:padding-top="0.865cm" fo:padding-bottom="0.865cm" fo:padding-left="0.865cm" fo:padding-right="0.865cm"/>
    </style:style>
    <style:style style:name="gr67" style:family="graphic" style:parent-style-name="objectwithoutfill">
      <style:graphic-properties svg:stroke-width="1.058cm" svg:stroke-color="#ff0000" draw:marker-start="Rounded_20_short_20_Arrow" draw:marker-start-width="1.788cm" draw:marker-end="Rounded_20_short_20_Arrow" draw:marker-end-width="1.788cm" draw:fill="none" draw:textarea-vertical-align="middle" fo:padding-top="0.655cm" fo:padding-bottom="0.655cm" fo:padding-left="0.78cm" fo:padding-right="0.78cm"/>
    </style:style>
    <style:style style:name="gr68" style:family="graphic" style:parent-style-name="objectwithoutfill">
      <style:graphic-properties draw:stroke="solid" svg:stroke-width="3.175cm" svg:stroke-color="#000000" draw:marker-start-width="4.961cm" draw:marker-end-width="4.961cm" draw:fill="none" draw:textarea-vertical-align="middle" fo:padding-top="1.711cm" fo:padding-bottom="1.711cm" fo:padding-left="1.836cm" fo:padding-right="1.836cm"/>
    </style:style>
    <style:style style:name="gr69" style:family="graphic" style:parent-style-name="objectwithoutfill">
      <style:graphic-properties svg:stroke-width="1.058cm" svg:stroke-color="#00c8ff" draw:marker-start-width="1.787cm" draw:marker-end-width="1.787cm" draw:fill="none" draw:textarea-vertical-align="middle" fo:padding-top="0.654cm" fo:padding-bottom="0.654cm" fo:padding-left="0.779cm" fo:padding-right="0.779cm"/>
    </style:style>
    <style:style style:name="gr70" style:family="graphic" style:parent-style-name="objectwithoutfill">
      <style:graphic-properties svg:stroke-width="1.764cm" svg:stroke-color="#ff0000" draw:marker-start="Rounded_20_short_20_Arrow" draw:marker-start-width="2.846cm" draw:marker-end="Rounded_20_short_20_Arrow" draw:marker-end-width="2.846cm" draw:fill="none" draw:textarea-vertical-align="middle" fo:padding-top="1.007cm" fo:padding-bottom="1.007cm" fo:padding-left="1.132cm" fo:padding-right="1.132cm"/>
    </style:style>
    <style:style style:name="gr71" style:family="graphic" style:parent-style-name="standard">
      <style:graphic-properties draw:stroke="solid" svg:stroke-width="1.27cm" svg:stroke-color="#000000" draw:marker-start-width="1.834cm" draw:marker-end-width="1.834cm" draw:stroke-linejoin="round" svg:stroke-linecap="butt" draw:fill="solid" draw:fill-color="#333333" fo:padding-top="0.617cm" fo:padding-bottom="0.617cm" fo:padding-left="0.617cm" fo:padding-right="0.617cm"/>
    </style:style>
    <style:style style:name="gr72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333333" fo:padding-top="0.623cm" fo:padding-bottom="0.623cm" fo:padding-left="0.623cm" fo:padding-right="0.623cm"/>
    </style:style>
    <style:style style:name="gr73" style:family="graphic" style:parent-style-name="standard">
      <style:graphic-properties draw:stroke="none" draw:fill-color="#00c8ff" draw:textarea-horizontal-align="justify" draw:textarea-vertical-align="middle" draw:auto-grow-height="false" fo:min-height="0.875cm" fo:min-width="0.385cm"/>
    </style:style>
    <style:style style:name="gr74" style:family="graphic" style:parent-style-name="standard">
      <style:graphic-properties draw:stroke="none" draw:fill-color="#00c8ff" draw:textarea-horizontal-align="justify" draw:textarea-vertical-align="middle" draw:auto-grow-height="false" fo:min-height="0.816cm" fo:min-width="0.833cm"/>
    </style:style>
    <style:style style:name="gr75" style:family="graphic" style:parent-style-name="standard">
      <style:graphic-properties draw:stroke="solid" svg:stroke-width="1.129cm" svg:stroke-color="#000000" draw:marker-start-width="1.882cm" draw:marker-end-width="1.882cm" draw:fill-color="#ff0000" draw:textarea-horizontal-align="justify" draw:textarea-vertical-align="middle" draw:auto-grow-height="false" fo:min-height="2.47cm" fo:min-width="8.039cm" fo:padding-top="0.678cm" fo:padding-bottom="0.678cm" fo:padding-left="0.803cm" fo:padding-right="0.803cm"/>
    </style:style>
    <style:style style:name="gr76" style:family="graphic" style:parent-style-name="objectwithoutfill">
      <style:graphic-properties svg:stroke-width="2.469cm" svg:stroke-color="#111111" draw:marker-start-width="3.903cm" draw:marker-end-width="3.903cm" draw:fill="none" draw:textarea-vertical-align="middle" fo:padding-top="1.359cm" fo:padding-bottom="1.359cm" fo:padding-left="1.484cm" fo:padding-right="1.484cm"/>
    </style:style>
    <style:style style:name="gr77" style:family="graphic" style:parent-style-name="standard">
      <style:graphic-properties draw:stroke="solid" svg:stroke-width="1.129cm" svg:stroke-color="#000000" draw:marker-start-width="1.882cm" draw:marker-end-width="1.882cm" draw:fill-color="#e327ff" draw:textarea-horizontal-align="justify" draw:textarea-vertical-align="middle" draw:auto-grow-height="false" fo:min-height="1.522cm" fo:min-width="6.408cm" fo:padding-top="0.678cm" fo:padding-bottom="0.678cm" fo:padding-left="0.803cm" fo:padding-right="0.803cm"/>
    </style:style>
    <style:style style:name="gr78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808080" fo:padding-top="0.623cm" fo:padding-bottom="0.623cm" fo:padding-left="0.623cm" fo:padding-right="0.623cm"/>
    </style:style>
    <style:style style:name="gr79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666666" fo:padding-top="0.623cm" fo:padding-bottom="0.623cm" fo:padding-left="0.623cm" fo:padding-right="0.623cm"/>
    </style:style>
    <style:style style:name="gr80" style:family="graphic" style:parent-style-name="standard">
      <style:graphic-properties draw:stroke="none" svg:stroke-color="#9900ff" draw:fill="none" draw:fill-color="#ffffff" draw:textarea-horizontal-align="left" draw:auto-grow-height="true" draw:auto-grow-width="true" fo:min-height="29.093cm" fo:min-width="22.439cm" draw:shadow="visible" draw:shadow-offset-x="0.635cm" draw:shadow-offset-y="0.635cm" draw:shadow-color="#000000" draw:shadow-opacity="100%"/>
      <style:paragraph-properties style:writing-mode="lr-tb"/>
    </style:style>
    <style:style style:name="gr81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00c8ff" draw:opacity="100%" fo:padding-top="0.623cm" fo:padding-bottom="0.623cm" fo:padding-left="0.623cm" fo:padding-right="0.623cm"/>
    </style:style>
    <style:style style:name="gr82" style:family="graphic" style:parent-style-name="standard">
      <style:graphic-properties draw:stroke="none" draw:fill="none" fo:min-height="31.755cm" draw:shadow="visible" draw:shadow-offset-x="0.635cm" draw:shadow-offset-y="0.635cm" draw:shadow-color="#111111" draw:shadow-opacity="100%"/>
      <style:paragraph-properties style:writing-mode="lr-tb"/>
    </style:style>
    <style:style style:name="gr83" style:family="graphic" style:parent-style-name="standard">
      <style:graphic-properties draw:stroke="none" draw:fill="none" fo:min-height="28.226cm"/>
      <style:paragraph-properties style:writing-mode="lr-tb"/>
    </style:style>
    <style:style style:name="gr84" style:family="graphic" style:parent-style-name="standard">
      <style:graphic-properties svg:stroke-width="1.905cm" svg:stroke-color="#000000" draw:marker-start-width="3.048cm" draw:marker-end-width="3.048cm" draw:fill="solid" draw:fill-color="#3465a4" draw:textarea-vertical-align="middle" fo:padding-top="1.068cm" fo:padding-bottom="1.068cm" fo:padding-left="1.193cm" fo:padding-right="1.193cm"/>
    </style:style>
    <style:style style:name="gr85" style:family="graphic" style:parent-style-name="standard">
      <style:graphic-properties svg:stroke-width="1.764cm" svg:stroke-color="#000000" draw:marker-start-width="2.846cm" draw:marker-end-width="2.846cm" draw:fill="none" draw:textarea-horizontal-align="justify" draw:textarea-vertical-align="middle" draw:auto-grow-height="false" fo:padding-top="1.007cm" fo:padding-bottom="1.007cm" fo:padding-left="1.132cm" fo:padding-right="1.132cm"/>
    </style:style>
    <style:style style:name="gr86" style:family="graphic" style:parent-style-name="standard">
      <style:graphic-properties draw:stroke="solid" svg:stroke-width="1.058cm" svg:stroke-color="#000000" draw:marker-start-width="1.787cm" draw:marker-end-width="1.787cm" draw:fill="solid" draw:fill-color="#3465a4" draw:textarea-horizontal-align="justify" draw:textarea-vertical-align="middle" draw:auto-grow-height="false" fo:min-height="1.984cm" fo:min-width="1.734cm" fo:padding-top="0.654cm" fo:padding-bottom="0.654cm" fo:padding-left="0.779cm" fo:padding-right="0.779cm"/>
    </style:style>
    <style:style style:name="gr8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2.61cm" fo:min-width="6.628cm"/>
    </style:style>
    <style:style style:name="gr8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89" style:family="graphic" style:parent-style-name="standard">
      <style:graphic-properties svg:stroke-width="1.764cm" svg:stroke-color="#1c1c1c" draw:marker-start-width="2.846cm" draw:marker-end-width="2.846cm" draw:fill="none" draw:fill-color="#cccccc" draw:textarea-horizontal-align="justify" draw:textarea-vertical-align="middle" draw:auto-grow-height="false" fo:min-height="20.491cm" fo:min-width="19.255cm" fo:padding-top="1.007cm" fo:padding-bottom="1.007cm" fo:padding-left="1.132cm" fo:padding-right="1.132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11cm" fo:min-width="0cm"/>
      <style:paragraph-properties style:writing-mode="lr-tb"/>
    </style:style>
    <style:style style:name="gr91" style:family="graphic" style:parent-style-name="standard">
      <style:graphic-properties draw:stroke="solid" svg:stroke-width="1.764cm" svg:stroke-color="#000000" draw:marker-start-width="2.846cm" draw:marker-end-width="2.846cm" draw:fill="solid" draw:fill-color="#ff0000" draw:textarea-vertical-align="middle" fo:padding-top="1.007cm" fo:padding-bottom="1.007cm" fo:padding-left="1.132cm" fo:padding-right="1.132cm"/>
    </style:style>
    <style:style style:name="gr92" style:family="graphic" style:parent-style-name="standard">
      <style:graphic-properties svg:stroke-width="1.764cm" svg:stroke-color="#000000" draw:marker-start-width="2.846cm" draw:marker-end-width="2.846cm" draw:fill="none" draw:textarea-horizontal-align="justify" draw:textarea-vertical-align="middle" draw:auto-grow-height="false" fo:min-height="19.986cm" fo:min-width="19.736cm" fo:padding-top="1.007cm" fo:padding-bottom="1.007cm" fo:padding-left="1.132cm" fo:padding-right="1.132cm"/>
    </style:style>
    <style:style style:name="gr93" style:family="graphic" style:parent-style-name="standard">
      <style:graphic-properties svg:stroke-width="1.058cm" svg:stroke-color="#000000" draw:marker-start-width="1.787cm" draw:marker-end-width="1.787cm" draw:fill="solid" draw:fill-color="#ff0000" draw:textarea-horizontal-align="justify" draw:textarea-vertical-align="middle" draw:auto-grow-height="false" fo:min-height="1.926cm" fo:min-width="1.676cm" fo:padding-top="0.654cm" fo:padding-bottom="0.654cm" fo:padding-left="0.779cm" fo:padding-right="0.779cm"/>
    </style:style>
    <style:style style:name="gr94" style:family="graphic" style:parent-style-name="objectwithoutfill">
      <style:graphic-properties draw:stroke="solid" svg:stroke-width="1.058cm" draw:marker-start-width="1.787cm" draw:marker-end-width="1.787cm" draw:fill="none" draw:textarea-vertical-align="middle" fo:padding-top="0.654cm" fo:padding-bottom="0.654cm" fo:padding-left="0.779cm" fo:padding-right="0.779cm"/>
    </style:style>
    <style:style style:name="gr95" style:family="graphic" style:parent-style-name="standard">
      <style:graphic-properties svg:stroke-width="1.764cm" svg:stroke-color="#000000" draw:marker-start-width="2.847cm" draw:marker-end-width="2.847cm" draw:fill="solid" draw:fill-color="#ffbf00" draw:textarea-vertical-align="middle" fo:padding-top="1.008cm" fo:padding-bottom="1.008cm" fo:padding-left="1.133cm" fo:padding-right="1.133cm"/>
    </style:style>
    <style:style style:name="gr96" style:family="graphic" style:parent-style-name="standard">
      <style:graphic-properties draw:stroke="solid" svg:stroke-width="1.764cm" svg:stroke-color="#000000" draw:marker-start-width="2.846cm" draw:marker-end-width="2.846cm" draw:fill="none" draw:textarea-horizontal-align="justify" draw:textarea-vertical-align="middle" draw:auto-grow-height="false" fo:min-height="20.55cm" fo:min-width="20.3cm" fo:padding-top="1.007cm" fo:padding-bottom="1.007cm" fo:padding-left="1.132cm" fo:padding-right="1.132cm"/>
    </style:style>
    <style:style style:name="gr97" style:family="graphic" style:parent-style-name="standard">
      <style:graphic-properties draw:stroke="solid" svg:stroke-width="1.058cm" svg:stroke-color="#000000" draw:marker-start-width="1.787cm" draw:marker-end-width="1.787cm" draw:fill="solid" draw:fill-color="#ffbf00" draw:textarea-horizontal-align="justify" draw:textarea-vertical-align="middle" draw:auto-grow-height="false" fo:min-height="1.984cm" fo:min-width="1.734cm" fo:padding-top="0.654cm" fo:padding-bottom="0.654cm" fo:padding-left="0.779cm" fo:padding-right="0.779cm"/>
    </style:style>
    <style:style style:name="gr98" style:family="graphic" style:parent-style-name="standard">
      <style:graphic-properties draw:stroke="solid" svg:stroke-width="1.764cm" svg:stroke-color="#000000" draw:marker-start-width="2.845cm" draw:marker-end-width="2.845cm" draw:fill="none" draw:textarea-horizontal-align="justify" draw:textarea-vertical-align="middle" draw:auto-grow-height="false" fo:min-height="20.448cm" fo:min-width="20.198cm" fo:padding-top="1.006cm" fo:padding-bottom="1.006cm" fo:padding-left="1.131cm" fo:padding-right="1.131cm"/>
    </style:style>
    <style:style style:name="gr99" style:family="graphic" style:parent-style-name="standard">
      <style:graphic-properties draw:stroke="solid" svg:stroke-width="1.058cm" svg:stroke-color="#000000" draw:marker-start-width="1.787cm" draw:marker-end-width="1.787cm" draw:fill="solid" draw:fill-color="#00a933" draw:textarea-horizontal-align="justify" draw:textarea-vertical-align="middle" draw:auto-grow-height="false" fo:min-height="1.984cm" fo:min-width="1.734cm" fo:padding-top="0.654cm" fo:padding-bottom="0.654cm" fo:padding-left="0.779cm" fo:padding-right="0.779cm"/>
    </style:style>
    <style:style style:name="gr10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0.492cm" fo:min-width="30.234cm"/>
    </style:style>
    <style:style style:name="gr101" style:family="graphic" style:parent-style-name="standard">
      <style:graphic-properties svg:stroke-width="1.764cm" svg:stroke-color="#000000" draw:marker-start-width="2.838cm" draw:marker-end-width="2.838cm" draw:fill-color="#00a933" draw:textarea-vertical-align="middle" fo:padding-top="0.999cm" fo:padding-bottom="0.999cm" fo:padding-left="1.124cm" fo:padding-right="1.124cm"/>
    </style:style>
    <style:style style:name="gr102" style:family="graphic" style:parent-style-name="standard">
      <style:graphic-properties svg:stroke-width="1.058cm" svg:stroke-color="#000000" draw:marker-start-width="1.787cm" draw:marker-end-width="1.787cm" draw:fill="solid" draw:fill-color="#800080" draw:textarea-horizontal-align="justify" draw:textarea-vertical-align="middle" draw:auto-grow-height="false" fo:min-height="1.926cm" fo:min-width="1.676cm" fo:padding-top="0.654cm" fo:padding-bottom="0.654cm" fo:padding-left="0.779cm" fo:padding-right="0.779cm"/>
    </style:style>
    <style:style style:name="gr103" style:family="graphic" style:parent-style-name="standard">
      <style:graphic-properties draw:stroke="none" svg:stroke-width="1.764cm" draw:marker-start-width="2.846cm" draw:marker-end-width="2.846cm" draw:fill="solid" draw:fill-color="#ffffff" draw:textarea-horizontal-align="justify" draw:textarea-vertical-align="middle" draw:auto-grow-height="false" fo:min-height="26.039cm" fo:min-width="7.89cm"/>
    </style:style>
    <style:style style:name="gr10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1cm" fo:min-width="30.234cm"/>
    </style:style>
    <style:style style:name="gr105" style:family="graphic" style:parent-style-name="standard">
      <style:graphic-properties svg:stroke-width="1.764cm" svg:stroke-color="#000000" draw:marker-start-width="2.838cm" draw:marker-end-width="2.838cm" draw:fill-color="#800080" draw:textarea-vertical-align="middle" fo:padding-top="0.999cm" fo:padding-bottom="0.999cm" fo:padding-left="1.124cm" fo:padding-right="1.124cm"/>
    </style:style>
    <style:style style:name="gr106" style:family="graphic" style:parent-style-name="standard">
      <style:graphic-properties svg:stroke-width="1.058cm" svg:stroke-color="#000000" draw:marker-start-width="1.787cm" draw:marker-end-width="1.787cm" draw:fill="solid" draw:fill-color="#876900" draw:textarea-horizontal-align="justify" draw:textarea-vertical-align="middle" draw:auto-grow-height="false" fo:min-height="1.926cm" fo:min-width="1.676cm" fo:padding-top="0.654cm" fo:padding-bottom="0.654cm" fo:padding-left="0.779cm" fo:padding-right="0.779cm"/>
    </style:style>
    <style:style style:name="gr107" style:family="graphic" style:parent-style-name="standard">
      <style:graphic-properties svg:stroke-width="1.764cm" svg:stroke-color="#000000" draw:marker-start-width="2.838cm" draw:marker-end-width="2.838cm" draw:fill-color="#876900" draw:textarea-vertical-align="middle" fo:padding-top="0.999cm" fo:padding-bottom="0.999cm" fo:padding-left="1.124cm" fo:padding-right="1.124cm"/>
    </style:style>
    <style:style style:name="gr108" style:family="graphic" style:parent-style-name="standard">
      <style:graphic-properties draw:stroke="solid" svg:stroke-width="1.764cm" svg:stroke-color="#000000" draw:marker-start-width="2.845cm" draw:marker-end-width="2.845cm" draw:fill="solid" draw:fill-color="#ffffff" draw:textarea-horizontal-align="justify" draw:textarea-vertical-align="middle" draw:auto-grow-height="false" fo:min-height="19.986cm" fo:min-width="19.738cm" fo:padding-top="1.006cm" fo:padding-bottom="1.006cm" fo:padding-left="1.131cm" fo:padding-right="1.131cm"/>
    </style:style>
    <style:style style:name="gr109" style:family="graphic" style:parent-style-name="standard">
      <style:graphic-properties draw:stroke="solid" svg:stroke-width="1.058cm" svg:stroke-color="#000000" draw:marker-start-width="1.787cm" draw:marker-end-width="1.787cm" draw:fill="solid" draw:fill-color="#763b00" draw:textarea-horizontal-align="justify" draw:textarea-vertical-align="middle" draw:auto-grow-height="false" fo:min-height="1.926cm" fo:min-width="1.676cm" fo:padding-top="0.654cm" fo:padding-bottom="0.654cm" fo:padding-left="0.779cm" fo:padding-right="0.779cm"/>
    </style:style>
    <style:style style:name="gr110" style:family="graphic" style:parent-style-name="standard">
      <style:graphic-properties svg:stroke-width="1.764cm" svg:stroke-color="#000000" draw:marker-start-width="2.838cm" draw:marker-end-width="2.838cm" draw:fill="solid" draw:fill-color="#763b00" draw:textarea-vertical-align="middle" fo:padding-top="0.999cm" fo:padding-bottom="0.999cm" fo:padding-left="1.124cm" fo:padding-right="1.124cm"/>
    </style:style>
    <style:style style:name="gr111" style:family="graphic" style:parent-style-name="standard">
      <style:graphic-properties svg:stroke-width="1.764cm" svg:stroke-color="#000000" draw:marker-start-width="2.838cm" draw:marker-end-width="2.838cm" draw:fill-color="#8e86ae" draw:textarea-vertical-align="middle" fo:padding-top="0.999cm" fo:padding-bottom="0.999cm" fo:padding-left="1.124cm" fo:padding-right="1.124cm"/>
    </style:style>
    <style:style style:name="gr112" style:family="graphic" style:parent-style-name="standard">
      <style:graphic-properties svg:stroke-width="1.058cm" svg:stroke-color="#000000" draw:marker-start-width="1.787cm" draw:marker-end-width="1.787cm" draw:fill="solid" draw:fill-color="#8e86ae" draw:textarea-horizontal-align="justify" draw:textarea-vertical-align="middle" draw:auto-grow-height="false" fo:min-height="1.926cm" fo:min-width="1.676cm" fo:padding-top="0.654cm" fo:padding-bottom="0.654cm" fo:padding-left="0.779cm" fo:padding-right="0.779cm"/>
    </style:style>
    <style:style style:name="gr113" style:family="graphic" style:parent-style-name="standard">
      <style:graphic-properties draw:stroke="none" svg:stroke-width="1.764cm" draw:marker-start-width="2.846cm" draw:marker-end-width="2.846cm" draw:fill="solid" draw:fill-color="#0000ff" draw:textarea-horizontal-align="justify" draw:textarea-vertical-align="middle" draw:auto-grow-height="false" fo:min-height="26.039cm" fo:min-width="27.956cm"/>
    </style:style>
    <style:style style:name="gr114" style:family="graphic" style:parent-style-name="objectwithoutfill">
      <style:graphic-properties draw:stroke="solid" svg:stroke-width="1.058cm" draw:marker-start-width="1.787cm" draw:marker-end-width="1.787cm" draw:fill="solid" draw:fill-color="#ffffff" draw:textarea-vertical-align="middle" fo:padding-top="0.654cm" fo:padding-bottom="0.654cm" fo:padding-left="0.779cm" fo:padding-right="0.779cm"/>
    </style:style>
    <style:style style:name="gr115" style:family="graphic" style:parent-style-name="standard">
      <style:graphic-properties svg:stroke-width="1.764cm" svg:stroke-color="#000000" draw:marker-start-width="2.838cm" draw:marker-end-width="2.838cm" draw:fill="solid" draw:fill-color="#ffffff" draw:textarea-vertical-align="middle" fo:padding-top="0.999cm" fo:padding-bottom="0.999cm" fo:padding-left="1.124cm" fo:padding-right="1.124cm"/>
    </style:style>
    <style:style style:name="gr116" style:family="graphic" style:parent-style-name="standard">
      <style:graphic-properties svg:stroke-width="1.058cm" svg:stroke-color="#000000" draw:marker-start-width="1.787cm" draw:marker-end-width="1.787cm" draw:fill="solid" draw:fill-color="#ffffff" draw:textarea-horizontal-align="justify" draw:textarea-vertical-align="middle" draw:auto-grow-height="false" fo:min-height="1.926cm" fo:min-width="1.676cm" fo:padding-top="0.654cm" fo:padding-bottom="0.654cm" fo:padding-left="0.779cm" fo:padding-right="0.779cm"/>
    </style:style>
    <style:style style:name="gr117" style:family="graphic" style:parent-style-name="standard">
      <style:graphic-properties svg:stroke-width="2.1cm" svg:stroke-color="#000000" draw:marker-start-width="3.35cm" draw:marker-end-width="3.35cm" draw:fill="solid" draw:fill-color="#cc0000" draw:textarea-horizontal-align="justify" draw:textarea-vertical-align="middle" draw:auto-grow-height="false" fo:min-height="4.405cm" fo:min-width="4.155cm" fo:padding-top="1.175cm" fo:padding-bottom="1.175cm" fo:padding-left="1.3cm" fo:padding-right="1.3cm"/>
    </style:style>
    <style:style style:name="gr118" style:family="graphic" style:parent-style-name="objectwithoutfill">
      <style:graphic-properties svg:stroke-width="1.5cm" draw:marker-start-width="2.45cm" draw:marker-end-width="2.45cm" draw:fill="none" draw:textarea-vertical-align="middle" fo:padding-top="0.875cm" fo:padding-bottom="0.875cm" fo:padding-left="1cm" fo:padding-right="1cm"/>
    </style:style>
    <style:style style:name="gr119" style:family="graphic" style:parent-style-name="standard">
      <style:graphic-properties svg:stroke-width="1cm" svg:stroke-color="#000000" draw:marker-start-width="1.7cm" draw:marker-end-width="1.7cm" draw:fill="solid" draw:fill-color="#cc0000" draw:textarea-horizontal-align="justify" draw:textarea-vertical-align="middle" draw:auto-grow-height="false" fo:min-height="3.415cm" fo:min-width="14.123cm" fo:padding-top="0.625cm" fo:padding-bottom="0.625cm" fo:padding-left="0.75cm" fo:padding-right="0.75cm"/>
    </style:style>
    <style:style style:name="gr120" style:family="graphic" style:parent-style-name="standard">
      <style:graphic-properties svg:stroke-width="1.3cm" svg:stroke-color="#000000" draw:marker-start-width="2.15cm" draw:marker-end-width="2.15cm" draw:fill="solid" draw:fill-color="#333333" draw:textarea-horizontal-align="justify" draw:textarea-vertical-align="middle" draw:auto-grow-height="false" fo:min-height="1.854cm" fo:min-width="3.658cm" fo:padding-top="0.775cm" fo:padding-bottom="0.775cm" fo:padding-left="0.9cm" fo:padding-right="0.9cm"/>
    </style:style>
    <style:style style:name="gr121" style:family="graphic" style:parent-style-name="standard">
      <style:graphic-properties svg:stroke-width="1.3cm" svg:stroke-color="#000000" draw:marker-start-width="2.15cm" draw:marker-end-width="2.15cm" draw:fill="solid" draw:fill-color="#333333" draw:textarea-horizontal-align="justify" draw:textarea-vertical-align="middle" draw:auto-grow-height="false" fo:min-height="12.42cm" fo:min-width="0.613cm" fo:padding-top="0.775cm" fo:padding-bottom="0.775cm" fo:padding-left="0.9cm" fo:padding-right="0.9cm"/>
    </style:style>
    <style:style style:name="gr122" style:family="graphic" style:parent-style-name="standard">
      <style:graphic-properties svg:stroke-width="1.3cm" svg:stroke-color="#000000" draw:marker-start-width="2.15cm" draw:marker-end-width="2.15cm" draw:fill="solid" draw:fill-color="#333333" draw:textarea-horizontal-align="justify" draw:textarea-vertical-align="middle" draw:auto-grow-height="false" fo:min-height="3.361cm" fo:min-width="6.074cm" fo:padding-top="0.775cm" fo:padding-bottom="0.775cm" fo:padding-left="0.9cm" fo:padding-right="0.9cm"/>
    </style:style>
    <style:style style:name="gr123" style:family="graphic" style:parent-style-name="standard">
      <style:graphic-properties draw:stroke="none" draw:fill="none" fo:min-height="13.424cm"/>
      <style:paragraph-properties style:writing-mode="lr-tb"/>
    </style:style>
    <style:style style:name="gr124" style:family="graphic" style:parent-style-name="standard">
      <style:graphic-properties draw:stroke="none" draw:fill="none" fo:min-height="25.478cm"/>
      <style:paragraph-properties style:writing-mode="lr-tb"/>
    </style:style>
    <style:style style:name="gr125" style:family="graphic" style:parent-style-name="standard">
      <style:graphic-properties svg:stroke-width="1.372cm" svg:stroke-color="#111111" draw:marker-start-width="0cm" draw:marker-end-width="0cm" draw:fill="solid" draw:fill-color="#996699" draw:textarea-horizontal-align="justify" draw:textarea-vertical-align="middle" draw:auto-grow-height="false" fo:min-height="13.52cm" fo:min-width="13.269cm" fo:padding-top="0.813cm" fo:padding-bottom="0.813cm" fo:padding-left="0.938cm" fo:padding-right="0.938cm"/>
    </style:style>
    <style:style style:name="gr126" style:family="graphic" style:parent-style-name="standard">
      <style:graphic-properties svg:stroke-width="1.023cm" svg:stroke-color="#000000" draw:marker-start-width="1.734cm" draw:marker-end-width="1.734cm" draw:fill="solid" draw:fill-color="#5b277d" draw:textarea-vertical-align="middle" fo:padding-top="0.636cm" fo:padding-bottom="0.636cm" fo:padding-left="0.761cm" fo:padding-right="0.761cm"/>
    </style:style>
    <style:style style:name="gr127" style:family="graphic" style:parent-style-name="standard">
      <style:graphic-properties svg:stroke-width="1.2cm" svg:stroke-color="#000000" draw:marker-start-width="2cm" draw:marker-end-width="2cm" draw:fill="none" draw:textarea-horizontal-align="justify" draw:textarea-vertical-align="middle" draw:auto-grow-height="false" fo:min-height="20.55cm" fo:min-width="20.3cm" fo:padding-top="0.725cm" fo:padding-bottom="0.725cm" fo:padding-left="0.85cm" fo:padding-right="0.85cm"/>
    </style:style>
    <style:style style:name="gr128" style:family="graphic" style:parent-style-name="standard">
      <style:graphic-properties svg:stroke-width="1cm" svg:stroke-color="#000000" draw:marker-start-width="1.7cm" draw:marker-end-width="1.7cm" draw:fill="solid" draw:fill-color="#5b277d" draw:textarea-horizontal-align="justify" draw:textarea-vertical-align="middle" draw:auto-grow-height="false" fo:min-height="1.984cm" fo:min-width="1.734cm" fo:padding-top="0.625cm" fo:padding-bottom="0.625cm" fo:padding-left="0.75cm" fo:padding-right="0.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9933"/>
      <style:paragraph-properties fo:text-align="center"/>
    </style:style>
    <style:style style:name="P3" style:family="paragraph">
      <loext:graphic-properties draw:fill="none" draw:fill-color="#4b1f6f"/>
      <style:paragraph-properties fo:text-align="center"/>
    </style:style>
    <style:style style:name="P4" style:family="paragraph">
      <loext:graphic-properties draw:fill="solid" draw:fill-color="#c5000b"/>
      <style:paragraph-properties fo:text-align="center"/>
    </style:style>
    <style:style style:name="P5" style:family="paragraph">
      <loext:graphic-properties draw:fill="none" draw:fill-color="#b2b2b2"/>
      <style:paragraph-properties fo:text-align="center"/>
    </style:style>
    <style:style style:name="P6" style:family="paragraph">
      <loext:graphic-properties draw:fill="none" draw:fill-color="#b2b2b2" draw:opacity="100%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DejaVu Sans Mono1" fo:font-size="214.300003051758pt" fo:font-weight="bold" style:font-size-asian="214.300003051758pt" style:font-weight-asian="bold" style:font-size-complex="214.300003051758pt" style:font-weight-complex="bold"/>
    </style:style>
    <style:style style:name="P10" style:family="paragraph">
      <loext:graphic-properties draw:fill="solid" draw:fill-color="#00c8ff"/>
    </style:style>
    <style:style style:name="P11" style:family="paragraph">
      <loext:graphic-properties draw:fill="solid" draw:fill-color="#00c8ff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999999"/>
    </style:style>
    <style:style style:name="P14" style:family="paragraph">
      <loext:graphic-properties draw:fill-color="#e8f2a1"/>
      <style:paragraph-properties fo:text-align="center"/>
    </style:style>
    <style:style style:name="P15" style:family="paragraph">
      <loext:graphic-properties draw:fill="solid" draw:fill-color="#d62e4e"/>
    </style:style>
    <style:style style:name="P16" style:family="paragraph">
      <style:text-properties fo:font-size="200pt" style:font-size-asian="200pt" style:font-size-complex="200pt"/>
    </style:style>
    <style:style style:name="P17" style:family="paragraph">
      <loext:graphic-properties draw:fill="none" draw:fill-color="#ffffff"/>
      <style:text-properties fo:font-size="200pt" style:font-size-asian="200pt" style:font-size-complex="200pt"/>
    </style:style>
    <style:style style:name="P18" style:family="paragraph">
      <loext:graphic-properties draw:fill="none"/>
    </style:style>
    <style:style style:name="P19" style:family="paragraph">
      <loext:graphic-properties draw:fill-color="#ffd8ce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00c8ff"/>
      <style:paragraph-properties fo:text-align="center"/>
    </style:style>
    <style:style style:name="P22" style:family="paragraph">
      <loext:graphic-properties draw:fill="solid" draw:fill-color="#5983b0"/>
    </style:style>
    <style:style style:name="P23" style:family="paragraph">
      <loext:graphic-properties draw:fill="solid" draw:fill-color="#ffffff"/>
    </style:style>
    <style:style style:name="P24" style:family="paragraph">
      <loext:graphic-properties draw:fill="solid" draw:fill-color="#333333"/>
    </style:style>
    <style:style style:name="P25" style:family="paragraph">
      <loext:graphic-properties draw:fill-color="#ff0000"/>
      <style:paragraph-properties fo:text-align="center"/>
    </style:style>
    <style:style style:name="P26" style:family="paragraph">
      <loext:graphic-properties draw:fill-color="#e327ff"/>
      <style:paragraph-properties fo:text-align="center"/>
    </style:style>
    <style:style style:name="P27" style:family="paragraph">
      <loext:graphic-properties draw:fill="solid" draw:fill-color="#808080"/>
    </style:style>
    <style:style style:name="P28" style:family="paragraph">
      <loext:graphic-properties draw:fill="solid" draw:fill-color="#666666"/>
    </style:style>
    <style:style style:name="P29" style:family="paragraph">
      <loext:graphic-properties draw:fill="none" draw:fill-color="#ffffff"/>
      <style:paragraph-properties style:writing-mode="lr-tb"/>
      <style:text-properties fo:color="#0b73e1" style:text-position="0% 100%" style:font-name="Purisa" fo:font-size="792pt" fo:font-style="normal" fo:text-shadow="1pt 1pt" fo:font-weight="normal" style:font-size-asian="792pt" style:font-style-asian="normal" style:font-weight-asian="normal" style:font-size-complex="792pt" style:font-style-complex="normal" style:font-weight-complex="normal"/>
    </style:style>
    <style:style style:name="P30" style:family="paragraph">
      <loext:graphic-properties draw:fill="none" draw:fill-color="#ffffff"/>
      <style:paragraph-properties style:writing-mode="lr-tb"/>
      <style:text-properties fo:color="#63bbee" style:text-position="0% 100%" style:font-name="Purisa" fo:font-size="800pt" fo:font-style="normal" fo:text-shadow="none" fo:font-weight="normal" style:font-size-asian="800pt" style:font-style-asian="normal" style:font-weight-asian="normal" style:font-size-complex="800pt" style:font-style-complex="normal" style:font-weight-complex="normal"/>
    </style:style>
    <style:style style:name="P31" style:family="paragraph">
      <loext:graphic-properties draw:fill="solid" draw:fill-color="#00c8ff" draw:opacity="100%"/>
    </style:style>
    <style:style style:name="P32" style:family="paragraph">
      <loext:graphic-properties draw:fill="none"/>
      <style:paragraph-properties style:writing-mode="lr-tb"/>
      <style:text-properties fo:color="#0084d1" fo:font-size="900pt" fo:text-shadow="none" fo:background-color="transparent" style:font-size-asian="900pt" style:font-size-complex="900pt"/>
    </style:style>
    <style:style style:name="P33" style:family="paragraph">
      <loext:graphic-properties draw:fill="none"/>
      <style:paragraph-properties style:writing-mode="lr-tb"/>
    </style:style>
    <style:style style:name="P34" style:family="paragraph">
      <loext:graphic-properties draw:fill="solid" draw:fill-color="#3465a4"/>
      <style:paragraph-properties fo:text-align="center"/>
    </style:style>
    <style:style style:name="P35" style:family="paragraph">
      <loext:graphic-properties draw:fill="none" draw:fill-color="#cccccc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color="#ff0000" style:font-name="Z003" fo:font-size="540pt" style:font-size-asian="54pt" style:font-size-complex="54pt"/>
    </style:style>
    <style:style style:name="P37" style:family="paragraph">
      <loext:graphic-properties draw:fill="solid" draw:fill-color="#ff0000"/>
      <style:paragraph-properties fo:text-align="center"/>
    </style:style>
    <style:style style:name="P38" style:family="paragraph">
      <loext:graphic-properties draw:fill="solid" draw:fill-color="#ffbf00"/>
      <style:paragraph-properties fo:text-align="center"/>
    </style:style>
    <style:style style:name="P39" style:family="paragraph">
      <loext:graphic-properties draw:fill="solid" draw:fill-color="#00a933"/>
      <style:paragraph-properties fo:text-align="center"/>
    </style:style>
    <style:style style:name="P40" style:family="paragraph">
      <loext:graphic-properties draw:fill-color="#00a933"/>
      <style:paragraph-properties fo:text-align="center"/>
    </style:style>
    <style:style style:name="P41" style:family="paragraph">
      <loext:graphic-properties draw:fill="solid" draw:fill-color="#800080"/>
      <style:paragraph-properties fo:text-align="center"/>
    </style:style>
    <style:style style:name="P42" style:family="paragraph">
      <loext:graphic-properties draw:fill-color="#800080"/>
      <style:paragraph-properties fo:text-align="center"/>
    </style:style>
    <style:style style:name="P43" style:family="paragraph">
      <loext:graphic-properties draw:fill="solid" draw:fill-color="#876900"/>
      <style:paragraph-properties fo:text-align="center"/>
    </style:style>
    <style:style style:name="P44" style:family="paragraph">
      <loext:graphic-properties draw:fill-color="#876900"/>
      <style:paragraph-properties fo:text-align="center"/>
    </style:style>
    <style:style style:name="P45" style:family="paragraph">
      <loext:graphic-properties draw:fill="solid" draw:fill-color="#763b00"/>
      <style:paragraph-properties fo:text-align="center"/>
    </style:style>
    <style:style style:name="P46" style:family="paragraph">
      <loext:graphic-properties draw:fill-color="#8e86ae"/>
      <style:paragraph-properties fo:text-align="center"/>
    </style:style>
    <style:style style:name="P47" style:family="paragraph">
      <loext:graphic-properties draw:fill="solid" draw:fill-color="#8e86ae"/>
      <style:paragraph-properties fo:text-align="center"/>
    </style:style>
    <style:style style:name="P48" style:family="paragraph">
      <loext:graphic-properties draw:fill="solid" draw:fill-color="#0000ff"/>
      <style:paragraph-properties fo:text-align="center"/>
    </style:style>
    <style:style style:name="P49" style:family="paragraph">
      <loext:graphic-properties draw:fill="solid" draw:fill-color="#cc0000"/>
      <style:paragraph-properties fo:text-align="center"/>
    </style:style>
    <style:style style:name="P50" style:family="paragraph">
      <loext:graphic-properties draw:fill="solid" draw:fill-color="#333333"/>
      <style:paragraph-properties fo:text-align="center"/>
    </style:style>
    <style:style style:name="P51" style:family="paragraph">
      <loext:graphic-properties draw:fill="none"/>
      <style:paragraph-properties style:writing-mode="lr-tb"/>
      <style:text-properties fo:font-size="340.5pt" fo:font-style="normal" fo:font-weight="bold" style:font-size-asian="340.5pt" style:font-style-asian="normal" style:font-weight-asian="bold" style:font-size-complex="340.5pt" style:font-style-complex="normal" style:font-weight-complex="bold"/>
    </style:style>
    <style:style style:name="P52" style:family="paragraph">
      <loext:graphic-properties draw:fill="none"/>
      <style:paragraph-properties style:writing-mode="lr-tb"/>
      <style:text-properties style:font-name="URW Chancery L" fo:font-size="722.200012207031pt" fo:font-style="italic" fo:font-weight="normal" style:font-size-asian="722.200012207031pt" style:font-style-asian="italic" style:font-weight-asian="normal" style:font-size-complex="722.200012207031pt" style:font-style-complex="italic" style:font-weight-complex="normal"/>
    </style:style>
    <style:style style:name="P53" style:family="paragraph">
      <loext:graphic-properties draw:fill="solid" draw:fill-color="#996699"/>
      <style:paragraph-properties fo:text-align="center"/>
    </style:style>
    <style:style style:name="P54" style:family="paragraph">
      <loext:graphic-properties draw:fill="solid" draw:fill-color="#5b277d"/>
      <style:paragraph-properties fo:text-align="center"/>
    </style:style>
    <style:style style:name="T1" style:family="text">
      <style:text-properties fo:color="#000000" style:font-name="DejaVu Sans Mono1" fo:font-size="252pt" fo:font-weight="bold" style:font-size-asian="252pt" style:font-weight-asian="bold" style:font-size-complex="252pt" style:font-weight-complex="bold"/>
    </style:style>
    <style:style style:name="T2" style:family="text">
      <style:text-properties fo:color="#00c8ff" style:font-name="DejaVu Sans Mono1" fo:font-size="252pt" fo:font-weight="bold" style:font-size-asian="252pt" style:font-weight-asian="bold" style:font-size-complex="252pt" style:font-weight-complex="bold"/>
    </style:style>
    <style:style style:name="T3" style:family="text">
      <style:text-properties style:font-name="DejaVu Sans Mono1" fo:font-size="252pt" fo:font-weight="bold" style:font-size-asian="252pt" style:font-weight-asian="bold" style:font-size-complex="252pt" style:font-weight-complex="bold"/>
    </style:style>
    <style:style style:name="T4" style:family="text">
      <style:text-properties style:font-name="DejaVu Sans Mono1" fo:font-size="214.300003051758pt" fo:font-weight="bold" style:font-size-asian="214.300003051758pt" style:font-weight-asian="bold" style:font-size-complex="214.300003051758pt" style:font-weight-complex="bold"/>
    </style:style>
    <style:style style:name="T5" style:family="text">
      <style:text-properties style:font-name="Liberation Sans5" fo:font-size="209.199996948242pt" style:font-name-asian="Liberation Sans5" style:font-size-asian="209.199996948242pt" style:font-name-complex="Liberation Sans5" style:font-size-complex="209.199996948242pt"/>
    </style:style>
    <style:style style:name="T6" style:family="text">
      <style:text-properties fo:color="#0b73e1" style:text-position="0% 100%" style:font-name="MarVoSym1" fo:font-size="792pt" fo:font-style="normal" fo:font-weight="normal" style:font-name-asian="MarVoSym1" style:font-size-asian="792pt" style:font-style-asian="normal" style:font-weight-asian="normal" style:font-name-complex="MarVoSym1" style:font-size-complex="792pt" style:font-style-complex="normal" style:font-weight-complex="normal"/>
    </style:style>
    <style:style style:name="T7" style:family="text">
      <style:text-properties fo:color="#63bbee" style:text-position="0% 100%" style:font-name="C0591" fo:font-size="800pt" fo:font-style="normal" fo:text-shadow="none" fo:font-weight="normal" style:font-name-asian="C0591" style:font-size-asian="800pt" style:font-style-asian="normal" style:font-weight-asian="normal" style:font-name-complex="C0591" style:font-size-complex="800pt" style:font-style-complex="normal" style:font-weight-complex="normal"/>
    </style:style>
    <style:style style:name="T8" style:family="text">
      <style:text-properties fo:color="#0084d1" style:text-position="0% 100%" style:font-name="C0591" fo:font-size="900pt" fo:font-style="normal" fo:text-shadow="none" fo:font-weight="normal" fo:background-color="transparent" style:font-name-asian="C0591" style:font-size-asian="900pt" style:font-style-asian="normal" style:font-weight-asian="normal" style:font-name-complex="C0591" style:font-size-complex="900pt" style:font-style-complex="normal" style:font-weight-complex="normal"/>
    </style:style>
    <style:style style:name="T9" style:family="text">
      <style:text-properties fo:color="#ff0000" style:font-name="Z003" fo:font-size="683.400024414063pt" style:font-size-asian="54pt" style:font-size-complex="54pt"/>
    </style:style>
    <style:style style:name="T10" style:family="text">
      <style:text-properties style:text-position="33% 58%" fo:font-size="340.5pt" fo:font-style="normal" fo:font-weight="bold" style:font-size-asian="340.5pt" style:font-style-asian="normal" style:font-weight-asian="bold" style:font-size-complex="340.5pt" style:font-style-complex="normal" style:font-weight-complex="bold"/>
    </style:style>
    <style:style style:name="T11" style:family="text">
      <style:text-properties style:font-name="URW Chancery L" fo:font-size="722.200012207031pt" fo:font-style="italic" fo:font-weight="normal" style:font-size-asian="722.200012207031pt" style:font-style-asian="italic" style:font-weight-asian="normal" style:font-size-complex="722.20001220703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032cm" svg:height="20.701cm" svg:x="1.359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779cm" svg:height="9.779cm" svg:x="13.227cm" svg:y="13.47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745.0306748466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3.413cm" svg:y1="17.202cm" svg:x2="10.906cm" svg:y2="17.202cm">
          <text:p/>
        </draw:line>
        <draw:line draw:style-name="gr5" draw:text-style-name="P3" draw:layer="layout" svg:x1="3.414cm" svg:y1="19.402cm" svg:x2="10.896cm" svg:y2="19.402cm">
          <text:p/>
        </draw:line>
        <draw:custom-shape draw:style-name="gr6" draw:text-style-name="P4" draw:layer="layout" svg:width="6.35cm" svg:height="6.35cm" svg:x="9.166cm" svg:y="4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.563cm" svg:y1="8.731cm" svg:x2="6.753cm" svg:y2="12.541cm">
          <text:p/>
        </draw:line>
        <draw:custom-shape draw:style-name="gr8" draw:text-style-name="P1" draw:layer="layout" svg:width="4.191cm" svg:height="4.191cm" svg:x="4.648cm" svg:y="10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polygon draw:style-name="gr9" draw:text-style-name="P5" draw:layer="layout" svg:width="20.954cm" svg:height="17.906cm" svg:x="1.508cm" svg:y="3.87cm" svg:viewBox="0 0 20955 17907" draw:points="2286,0 1016,2413 0,2413 19,17907 17475,17907 20955,5639 17272,5639 17327,2589 8509,2540 7239,0">
          <text:p/>
        </draw:polygon>
        <draw:custom-shape draw:style-name="gr10" draw:text-style-name="P6" draw:layer="layout" svg:width="17.374cm" svg:height="12.136cm" draw:transform="skewX (0.290597320457056) translate (5.158cm 9.4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5.347cm" svg:height="4.948cm" draw:transform="skewX (0.562519617917772) translate (14.322cm 11.8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3.191cm" svg:y1="15.497cm" svg:x2="8.111cm" svg:y2="18.466cm">
          <text:p/>
        </draw:line>
        <draw:custom-shape draw:style-name="gr12" draw:text-style-name="P1" draw:layer="layout" svg:width="3.528cm" svg:height="3.266cm" draw:transform="skewX (0.562519617917772) translate (7.4cm 16.7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3" draw:text-style-name="P1" draw:layer="layout" svg:width="15.778cm" svg:height="19.177cm" svg:x="2.564cm" svg:y="0.951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367cm" svg:y1="15.898cm" svg:x2="11.298cm" svg:y2="15.898cm">
          <text:p/>
        </draw:line>
        <draw:custom-shape draw:style-name="gr15" draw:text-style-name="P4" draw:layer="layout" svg:width="5.883cm" svg:height="5.882cm" svg:x="9.796cm" svg:y="3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091cm" svg:y1="8.113cm" svg:x2="7.561cm" svg:y2="11.643cm">
          <text:p/>
        </draw:line>
        <draw:custom-shape draw:style-name="gr16" draw:text-style-name="P1" draw:layer="layout" svg:width="3.882cm" svg:height="3.883cm" svg:x="5.611cm" svg:y="9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1.57cm" svg:height="10.668cm" svg:x="12.381cm" svg:y="12.346cm">
          <text:p/>
          <draw:enhanced-geometry svg:viewBox="0 0 21600 21600" draw:text-areas="?f0 0 ?f2 ?f5" draw:type="down-arrow" draw:modifiers="8650.93260849189 5760.5267971465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3" draw:layer="layout" svg:x1="4.268cm" svg:y1="17.998cm" svg:x2="11.199cm" svg:y2="17.998cm">
          <text:p/>
        </draw:line>
      </draw:page>
      <draw:page draw:name="page4" draw:style-name="dp1" draw:master-page-name="Default">
        <draw:custom-shape draw:style-name="gr18" draw:text-style-name="P1" draw:layer="layout" svg:width="14.47cm" svg:height="17.587cm" svg:x="3.872cm" svg:y="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5.267cm" svg:y1="14.497cm" svg:x2="12.198cm" svg:y2="14.497cm">
          <text:p/>
        </draw:line>
        <draw:custom-shape draw:style-name="gr19" draw:text-style-name="P4" draw:layer="layout" svg:width="5.347cm" svg:height="5.346cm" svg:x="9.632cm" svg:y="3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.809cm" svg:y1="7.015cm" svg:x2="7.601cm" svg:y2="10.223cm">
          <text:p/>
        </draw:line>
        <draw:custom-shape draw:style-name="gr20" draw:text-style-name="P1" draw:layer="layout" svg:width="3.528cm" svg:height="3.529cm" svg:x="5.829cm" svg:y="8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11.57cm" svg:height="11.605cm" svg:x="12.381cm" svg:y="12.345cm">
          <text:p/>
          <draw:enhanced-geometry svg:viewBox="0 0 21600 21600" draw:mirror-horizontal="false" draw:mirror-vertical="false" draw:text-areas="?f0 0 ?f2 ?f5" draw:type="down-arrow" draw:modifiers="8650.93260849189 5760.5267971465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3" draw:layer="layout" svg:x1="5.203cm" svg:y1="16.368cm" svg:x2="12.134cm" svg:y2="16.368cm">
          <text:p/>
        </draw:line>
        <draw:line draw:style-name="gr22" draw:text-style-name="P8" draw:layer="layout" svg:x1="3.364cm" svg:y1="21.27cm" svg:x2="14.667cm" svg:y2="21.27cm">
          <text:p/>
        </draw:line>
        <draw:custom-shape draw:style-name="gr23" draw:text-style-name="P7" draw:layer="layout" svg:width="5.429cm" svg:height="1.765cm" svg:x="15.461cm" svg:y="11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5.429cm" svg:height="1.765cm" svg:x="15.462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5.429cm" svg:height="1.744cm" svg:x="15.463cm" svg:y="7.72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line draw:style-name="gr7" draw:text-style-name="P3" draw:layer="layout" svg:x1="7.98cm" svg:y1="5.5cm" svg:x2="13.176cm" svg:y2="6.618cm">
          <text:p/>
        </draw:line>
        <draw:custom-shape draw:style-name="gr25" draw:text-style-name="P1" draw:layer="layout" svg:width="4.134cm" svg:height="4.135cm" draw:transform="skewX (-0.000174532925199428) rotate (2.14431151900023) translate (12.513cm 9.5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6.832cm" svg:height="6.83cm" draw:transform="rotate (0.574387856831334) translate (1.175cm 3.9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184cm" svg:y1="7.38cm" svg:x2="3.97cm" svg:y2="13.048cm">
          <text:p/>
        </draw:line>
        <draw:custom-shape draw:style-name="gr27" draw:text-style-name="P1" draw:layer="layout" svg:width="4.507cm" svg:height="4.509cm" draw:transform="skewX (-9.16156519590182E-017) rotate (0.574387856831334) translate (0.807cm 12.3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9.779cm" svg:height="9.779cm" svg:x="37.449cm" svg:y="12.93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745.0306748466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8" draw:layer="layout" svg:width="14.985cm" svg:height="13.588cm" svg:x="26.019cm" svg:y="3.032cm">
          <draw:image xlink:href="Pictures/1000020100000640000006999326916CE56398FD.png" xlink:type="simple" xlink:show="embed" xlink:actuate="onLoad" loext:mime-type="image/png">
            <text:p/>
          </draw:image>
        </draw:frame>
      </draw:page>
      <draw:page draw:name="page6" draw:style-name="dp1" draw:master-page-name="Default">
        <draw:polyline draw:style-name="gr30" draw:text-style-name="P8" draw:layer="layout" svg:width="10.953cm" svg:height="4.917cm" draw:transform="skewX (-0.0342084533390887) rotate (-0.60056779561125) translate (6.91965831033857cm 3.86290394250534cm)" svg:viewBox="0 0 10954 4918" draw:points="0,761 1673,4918 3499,381 5173,4539 6998,2 8977,4915 10040,2269 10954,0">
          <text:p/>
        </draw:polyline>
        <draw:custom-shape draw:style-name="gr31" draw:text-style-name="P1" draw:layer="layout" svg:width="5.95cm" svg:height="5.952cm" draw:transform="rotate (0.630238392895152) translate (0.085cm 3.7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9.02cm" svg:height="9.016cm" draw:transform="skewX (9.15953369401851E-017) rotate (0.630238392895152) translate (11.895cm 12.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8" draw:layer="layout" svg:width="4.572cm" svg:height="6.096cm" svg:x="2.678cm" svg:y="1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6.604cm" svg:height="5.334cm" svg:x="1.762cm" svg:y="17.00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5" draw:text-style-name="P1" draw:layer="layout" svg:width="18.06cm" svg:height="21.95cm" svg:x="1.609cm" svg:y="1cm">
          <text:p/>
          <draw:enhanced-geometry svg:viewBox="0 0 21600 21600" draw:type="rectangle" draw:enhanced-path="M 0 0 L 21600 0 21600 21600 0 21600 0 0 Z N"/>
        </draw:custom-shape>
        <draw:line draw:style-name="gr36" draw:text-style-name="P3" draw:layer="layout" svg:x1="3.663cm" svg:y1="17.502cm" svg:x2="11.156cm" svg:y2="17.502cm">
          <text:p/>
        </draw:line>
        <draw:line draw:style-name="gr36" draw:text-style-name="P3" draw:layer="layout" svg:x1="3.664cm" svg:y1="20.202cm" svg:x2="11.146cm" svg:y2="20.202cm">
          <text:p/>
        </draw:line>
        <draw:custom-shape draw:style-name="gr37" draw:text-style-name="P1" draw:layer="layout" svg:width="11.265cm" svg:height="11.264cm" draw:transform="skewX (-2.93534517517832E-017) rotate (0.235444916094035) translate (4.418cm 5.1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8" draw:layer="layout" svg:x1="22.717cm" svg:y1="23.606cm" svg:x2="15.22cm" svg:y2="13.827cm">
          <text:p/>
        </draw:line>
        <draw:line draw:style-name="gr38" draw:text-style-name="P8" draw:layer="layout" svg:x1="23.606cm" svg:y1="22.844cm" svg:x2="15.357cm" svg:y2="13.962cm">
          <text:p/>
        </draw:line>
        <draw:custom-shape draw:style-name="gr39" draw:text-style-name="P2" draw:layer="layout" svg:width="9.779cm" svg:height="9.779cm" svg:x="38.47cm" svg:y="1.38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745.0306748466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Default">
        <draw:frame draw:style-name="gr40" draw:text-style-name="P9" draw:layer="layout" svg:width="30.091cm" svg:height="29.746cm" svg:x="1.389cm" svg:y="1.861cm">
          <draw:text-box>
            <text:p><text:span text:style-name="T1">A</text:span><text:span text:style-name="T2">W</text:span><text:span text:style-name="T3">G</text:span><text:span text:style-name="T3">A</text:span></text:p>
            <text:p><text:span text:style-name="T3">A</text:span><text:span text:style-name="T2">W</text:span><text:span text:style-name="T3">R</text:span><text:span text:style-name="T3">L</text:span></text:p>
            <text:p><text:span text:style-name="T4"/></text:p>
          </draw:text-box>
        </draw:frame>
        <draw:path draw:style-name="gr41" draw:text-style-name="P10" draw:layer="layout" svg:width="5.118cm" svg:height="5.118cm" svg:x="33.473cm" svg:y="4.39cm" svg:viewBox="0 0 5119 5119" svg:d="M2559 0c1449 0 2560 1110 2560 2559 0 1454-1111 2560-2560 2560-1450 0-2559-1106-2559-2560 0-1449 1109-2559 2559-2559z">
          <text:p/>
        </draw:path>
      </draw:page>
      <draw:page draw:name="page9" draw:style-name="dp1" draw:master-page-name="Default">
        <draw:path draw:style-name="gr41" draw:text-style-name="P10" draw:layer="layout" svg:width="5.118cm" svg:height="5.118cm" svg:x="16.721cm" svg:y="1.459cm" svg:viewBox="0 0 5119 5119" svg:d="M2559 0c1449 0 2560 1110 2560 2559 0 1454-1111 2560-2560 2560-1450 0-2559-1106-2559-2560 0-1449 1109-2559 2559-2559z">
          <text:p/>
        </draw:path>
        <draw:polygon draw:style-name="gr41" draw:text-style-name="P10" draw:layer="layout" svg:width="0cm" svg:height="0cm" svg:x="6.651cm" svg:y="11.181cm" svg:viewBox="0 0 0 0" draw:points="0,0">
          <text:p/>
        </draw:polygon>
        <draw:polygon draw:style-name="gr41" draw:text-style-name="P10" draw:layer="layout" svg:width="0cm" svg:height="0cm" svg:x="11.768cm" svg:y="16.303cm" svg:viewBox="0 0 0 0" draw:points="0,0">
          <text:p/>
        </draw:polygon>
        <draw:polygon draw:style-name="gr42" draw:text-style-name="P10" draw:layer="layout" svg:width="0cm" svg:height="0cm" svg:x="0.322cm" svg:y="0.195cm" svg:viewBox="0 0 0 0" draw:points="0,0">
          <text:p/>
        </draw:polygon>
        <draw:polygon draw:style-name="gr41" draw:text-style-name="P10" draw:layer="layout" svg:width="0cm" svg:height="0cm" svg:x="21.719cm" svg:y="21.341cm" svg:viewBox="0 0 0 0" draw:points="0,0">
          <text:p/>
        </draw:polygon>
        <draw:path draw:style-name="gr41" draw:text-style-name="P10" draw:layer="layout" svg:width="5.118cm" svg:height="5.118cm" svg:x="12.608cm" svg:y="15.088cm" svg:viewBox="0 0 5119 5119" svg:d="M2559 0c1449 0 2560 1110 2560 2559 0 1454-1111 2560-2560 2560-1450 0-2559-1106-2559-2560 0-1449 1109-2559 2559-2559z">
          <text:p/>
        </draw:path>
        <draw:path draw:style-name="gr41" draw:text-style-name="P10" draw:layer="layout" svg:width="5.118cm" svg:height="5.118cm" svg:x="1.749cm" svg:y="16.787cm" svg:viewBox="0 0 5119 5119" svg:d="M2559 0c1449 0 2560 1110 2560 2559 0 1454-1111 2560-2560 2560-1450 0-2559-1106-2559-2560 0-1449 1109-2559 2559-2559z">
          <text:p/>
        </draw:path>
        <draw:path draw:style-name="gr41" draw:text-style-name="P10" draw:layer="layout" svg:width="5.118cm" svg:height="5.118cm" svg:x="6.172cm" svg:y="4.744cm" svg:viewBox="0 0 5119 5119" svg:d="M2559 0c1449 0 2560 1110 2560 2559 0 1454-1111 2560-2560 2560-1450 0-2559-1106-2559-2560 0-1449 1109-2559 2559-2559z">
          <text:p/>
        </draw:path>
        <draw:line draw:style-name="gr43" draw:text-style-name="P11" draw:layer="layout" svg:x1="6.837cm" svg:y1="19.032cm" svg:x2="12.365cm" svg:y2="18.004cm">
          <text:p/>
        </draw:line>
        <draw:line draw:style-name="gr43" draw:text-style-name="P11" draw:layer="layout" svg:x1="13.628cm" svg:y1="15.279cm" svg:x2="10.193cm" svg:y2="9.751cm">
          <text:p/>
        </draw:line>
        <draw:line draw:style-name="gr43" draw:text-style-name="P11" draw:layer="layout" svg:x1="16.709cm" svg:y1="4.776cm" svg:x2="11.181cm" svg:y2="6.316cm">
          <text:p/>
        </draw:line>
        <draw:custom-shape draw:style-name="gr44" draw:text-style-name="P12" draw:layer="layout" svg:width="19.939cm" svg:height="1cm" svg:x="-5.223cm" svg:y="23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path draw:style-name="gr45" draw:text-style-name="P13" draw:layer="layout" svg:width="5.118cm" svg:height="5.118cm" svg:x="16.459cm" svg:y="1.315cm" svg:viewBox="0 0 5119 5119" svg:d="M2559 0c1449 0 2560 1110 2560 2559 0 1454-1111 2560-2560 2560-1450 0-2559-1106-2559-2560 0-1449 1109-2559 2559-2559z">
          <text:p/>
        </draw:path>
        <draw:polygon draw:style-name="gr41" draw:text-style-name="P10" draw:layer="layout" svg:width="0cm" svg:height="0cm" svg:x="7.251cm" svg:y="11.281cm" svg:viewBox="0 0 0 0" draw:points="0,0">
          <text:p/>
        </draw:polygon>
        <draw:polygon draw:style-name="gr41" draw:text-style-name="P10" draw:layer="layout" svg:width="0cm" svg:height="0cm" svg:x="12.368cm" svg:y="16.403cm" svg:viewBox="0 0 0 0" draw:points="0,0">
          <text:p/>
        </draw:polygon>
        <draw:polygon draw:style-name="gr42" draw:text-style-name="P10" draw:layer="layout" svg:width="0cm" svg:height="0cm" svg:x="0.322cm" svg:y="0.195cm" svg:viewBox="0 0 0 0" draw:points="0,0">
          <text:p/>
        </draw:polygon>
        <draw:polygon draw:style-name="gr41" draw:text-style-name="P10" draw:layer="layout" svg:width="0cm" svg:height="0cm" svg:x="22.319cm" svg:y="21.441cm" svg:viewBox="0 0 0 0" draw:points="0,0">
          <text:p/>
        </draw:polygon>
        <draw:path draw:style-name="gr41" draw:text-style-name="P10" draw:layer="layout" svg:width="5.118cm" svg:height="5.118cm" svg:x="10.906cm" svg:y="17.256cm" svg:viewBox="0 0 5119 5119" svg:d="M2559 0c1449 0 2560 1110 2560 2559 0 1454-1111 2560-2560 2560-1450 0-2559-1106-2559-2560 0-1449 1109-2559 2559-2559z">
          <text:p/>
        </draw:path>
        <draw:path draw:style-name="gr45" draw:text-style-name="P13" draw:layer="layout" svg:width="5.118cm" svg:height="5.118cm" svg:x="1.635cm" svg:y="17.383cm" svg:viewBox="0 0 5119 5119" svg:d="M2559 0c1449 0 2560 1110 2560 2559 0 1454-1111 2560-2560 2560-1450 0-2559-1106-2559-2560 0-1449 1109-2559 2559-2559z">
          <text:p/>
        </draw:path>
        <draw:path draw:style-name="gr45" draw:text-style-name="P13" draw:layer="layout" svg:width="5.118cm" svg:height="5.118cm" svg:x="17.344cm" svg:y="10.613cm" svg:viewBox="0 0 5119 5119" svg:d="M2559 0c1449 0 2560 1110 2560 2559 0 1454-1111 2560-2560 2560-1450 0-2559-1106-2559-2560 0-1449 1109-2559 2559-2559z">
          <text:p/>
        </draw:path>
        <draw:line draw:style-name="gr46" draw:text-style-name="P11" draw:layer="layout" svg:x1="6.553cm" svg:y1="20.277cm" svg:x2="11.125cm" svg:y2="20.15cm">
          <text:p/>
        </draw:line>
        <draw:line draw:style-name="gr43" draw:text-style-name="P11" draw:layer="layout" svg:x1="15.224cm" svg:y1="18.526cm" svg:x2="18.526cm" svg:y2="15.097cm">
          <text:p/>
        </draw:line>
        <draw:line draw:style-name="gr43" draw:text-style-name="P11" draw:layer="layout" svg:x1="19.415cm" svg:y1="6.08cm" svg:x2="20.05cm" svg:y2="11.033cm">
          <text:p/>
        </draw:line>
        <draw:custom-shape draw:style-name="gr47" draw:text-style-name="P14" draw:layer="layout" svg:width="12.258cm" svg:height="8.906cm" draw:transform="skewX (6.82344381251197E-017) rotate (-0.962200016624474) translate (6.784cm 0.228cm)">
          <text:p/>
          <draw:enhanced-geometry svg:viewBox="0 0 21600 21600" draw:text-areas="0 ?f0 ?f5 ?f2" draw:type="right-arrow" draw:modifiers="10874.883758871 6162.074772650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1" draw:style-name="dp1" draw:master-page-name="Default">
        <draw:path draw:style-name="gr41" draw:text-style-name="P10" draw:layer="layout" svg:width="5.118cm" svg:height="5.118cm" svg:x="2.935cm" svg:y="9.409cm" svg:viewBox="0 0 5119 5119" svg:d="M2559 0c1449 0 2560 1110 2560 2559 0 1454-1111 2560-2560 2560-1450 0-2559-1106-2559-2560 0-1449 1109-2559 2559-2559z">
          <text:p/>
        </draw:path>
        <draw:polygon draw:style-name="gr41" draw:text-style-name="P10" draw:layer="layout" svg:width="0cm" svg:height="0cm" svg:x="7.951cm" svg:y="11.181cm" svg:viewBox="0 0 0 0" draw:points="0,0">
          <text:p/>
        </draw:polygon>
        <draw:polygon draw:style-name="gr48" draw:text-style-name="P10" draw:layer="layout" svg:width="0cm" svg:height="0cm" svg:x="11.768cm" svg:y="16.303cm" svg:viewBox="0 0 0 0" draw:points="0,0">
          <text:p/>
        </draw:polygon>
        <draw:polygon draw:style-name="gr42" draw:text-style-name="P10" draw:layer="layout" svg:width="0cm" svg:height="0cm" svg:x="0.322cm" svg:y="0.195cm" svg:viewBox="0 0 0 0" draw:points="0,0">
          <text:p/>
        </draw:polygon>
        <draw:polygon draw:style-name="gr41" draw:text-style-name="P10" draw:layer="layout" svg:width="0cm" svg:height="0cm" svg:x="21.719cm" svg:y="21.341cm" svg:viewBox="0 0 0 0" draw:points="0,0">
          <text:p/>
        </draw:polygon>
        <draw:path draw:style-name="gr41" draw:text-style-name="P10" draw:layer="layout" svg:width="5.118cm" svg:height="5.118cm" svg:x="2.935cm" svg:y="17.256cm" svg:viewBox="0 0 5119 5119" svg:d="M2559 0c1449 0 2560 1110 2560 2559 0 1454-1111 2560-2560 2560-1450 0-2559-1106-2559-2560 0-1449 1109-2559 2559-2559z">
          <text:p/>
        </draw:path>
        <draw:path draw:style-name="gr41" draw:text-style-name="P10" draw:layer="layout" svg:width="5.118cm" svg:height="5.118cm" svg:x="2.935cm" svg:y="1.635cm" svg:viewBox="0 0 5119 5119" svg:d="M2559 0c1449 0 2560 1110 2560 2559 0 1454-1111 2560-2560 2560-1450 0-2559-1106-2559-2560 0-1449 1109-2559 2559-2559z">
          <text:p/>
        </draw:path>
        <draw:line draw:style-name="gr49" draw:text-style-name="P11" draw:layer="layout" svg:x1="11.35cm" svg:y1="19.923cm" svg:x2="21.751cm" svg:y2="19.923cm">
          <text:p/>
        </draw:line>
        <draw:line draw:style-name="gr49" draw:text-style-name="P11" draw:layer="layout" svg:x1="10.525cm" svg:y1="19.923cm" svg:x2="21.752cm" svg:y2="19.923cm">
          <text:p/>
        </draw:line>
        <draw:line draw:style-name="gr49" draw:text-style-name="P11" draw:layer="layout" svg:x1="10.526cm" svg:y1="11.923cm" svg:x2="21.753cm" svg:y2="11.923cm">
          <text:p/>
        </draw:line>
        <draw:line draw:style-name="gr49" draw:text-style-name="P11" draw:layer="layout" svg:x1="10.527cm" svg:y1="4.123cm" svg:x2="21.754cm" svg:y2="4.123cm">
          <text:p/>
        </draw:line>
      </draw:page>
      <draw:page draw:name="page12" draw:style-name="dp1" draw:master-page-name="Default">
        <draw:polygon draw:style-name="gr41" draw:text-style-name="P10" draw:layer="layout" svg:width="0cm" svg:height="0cm" svg:x="-4.162cm" svg:y="10.414cm" svg:viewBox="0 0 0 0" draw:points="0,0">
          <text:p/>
        </draw:polygon>
        <draw:polygon draw:style-name="gr48" draw:text-style-name="P10" draw:layer="layout" svg:width="0cm" svg:height="0cm" svg:x="3.354cm" svg:y="16.832cm" svg:viewBox="0 0 0 0" draw:points="0,0">
          <text:p/>
        </draw:polygon>
        <draw:polygon draw:style-name="gr42" draw:text-style-name="P10" draw:layer="layout" svg:width="0cm" svg:height="0cm" svg:x="0.322cm" svg:y="0.195cm" svg:viewBox="0 0 0 0" draw:points="0,0">
          <text:p/>
        </draw:polygon>
        <draw:polygon draw:style-name="gr41" draw:text-style-name="P10" draw:layer="layout" svg:width="0cm" svg:height="0cm" svg:x="22.95cm" svg:y="23.255cm" svg:viewBox="0 0 0 0" draw:points="0,0">
          <text:p/>
        </draw:polygon>
        <draw:line draw:style-name="gr49" draw:text-style-name="P11" draw:layer="layout" svg:x1="2.531cm" svg:y1="21.644cm" svg:x2="23.013cm" svg:y2="21.644cm">
          <text:p/>
        </draw:line>
        <draw:line draw:style-name="gr49" draw:text-style-name="P11" draw:layer="layout" svg:x1="1cm" svg:y1="21.644cm" svg:x2="23.015cm" svg:y2="21.644cm">
          <text:p/>
        </draw:line>
        <draw:line draw:style-name="gr49" draw:text-style-name="P11" draw:layer="layout" svg:x1="1.002cm" svg:y1="12.057cm" svg:x2="23.017cm" svg:y2="12.057cm">
          <text:p/>
        </draw:line>
        <draw:line draw:style-name="gr49" draw:text-style-name="P11" draw:layer="layout" svg:x1="1.004cm" svg:y1="6.897cm" svg:x2="23.019cm" svg:y2="6.897cm">
          <text:p/>
        </draw:line>
        <draw:path draw:style-name="gr50" draw:text-style-name="P15" draw:layer="layout" svg:width="5.814cm" svg:height="5.814cm" svg:x="9.11cm" svg:y="8.982cm" svg:viewBox="0 0 5815 5815" svg:d="M2907 0c1646 0 2908 1261 2908 2907 0 1651-1262 2908-2908 2908-1647 0-2907-1257-2907-2908 0-1646 1260-2907 2907-2907z">
          <text:p/>
        </draw:path>
        <draw:line draw:style-name="gr49" draw:text-style-name="P11" draw:layer="layout" svg:x1="1.005cm" svg:y1="2.598cm" svg:x2="23.02cm" svg:y2="2.598cm">
          <text:p/>
        </draw:line>
        <draw:line draw:style-name="gr49" draw:text-style-name="P11" draw:layer="layout" svg:x1="1.006cm" svg:y1="16.999cm" svg:x2="23.021cm" svg:y2="16.999cm">
          <text:p/>
        </draw:line>
      </draw:page>
      <draw:page draw:name="page13" draw:style-name="dp1" draw:master-page-name="Default">
        <draw:polygon draw:style-name="gr41" draw:text-style-name="P10" draw:layer="layout" svg:width="0cm" svg:height="0cm" svg:x="-4.162cm" svg:y="10.414cm" svg:viewBox="0 0 0 0" draw:points="0,0">
          <text:p/>
        </draw:polygon>
        <draw:polygon draw:style-name="gr48" draw:text-style-name="P10" draw:layer="layout" svg:width="0cm" svg:height="0cm" svg:x="2.249cm" svg:y="16.832cm" svg:viewBox="0 0 0 0" draw:points="0,0">
          <text:p/>
        </draw:polygon>
        <draw:polygon draw:style-name="gr42" draw:text-style-name="P10" draw:layer="layout" svg:width="0cm" svg:height="0cm" svg:x="2.146cm" svg:y="2.905cm" svg:viewBox="0 0 0 0" draw:points="0,0">
          <text:p/>
        </draw:polygon>
        <draw:line draw:style-name="gr49" draw:text-style-name="P11" draw:layer="layout" svg:x1="1cm" svg:y1="19.944cm" svg:x2="12.682cm" svg:y2="19.944cm">
          <text:p/>
        </draw:line>
        <draw:line draw:style-name="gr49" draw:text-style-name="P11" draw:layer="layout" svg:x1="1.001cm" svg:y1="12.057cm" svg:x2="12.683cm" svg:y2="12.057cm">
          <text:p/>
        </draw:line>
        <draw:path draw:style-name="gr50" draw:text-style-name="P15" draw:layer="layout" svg:width="5.814cm" svg:height="5.814cm" svg:x="3.794cm" svg:y="8.901cm" svg:viewBox="0 0 5815 5815" svg:d="M2907 0c1646 0 2908 1261 2908 2907 0 1651-1262 2908-2908 2908-1647 0-2907-1257-2907-2908 0-1646 1260-2907 2907-2907z">
          <text:p/>
        </draw:path>
        <draw:line draw:style-name="gr49" draw:text-style-name="P11" draw:layer="layout" svg:x1="1.002cm" svg:y1="4.398cm" svg:x2="12.684cm" svg:y2="4.398cm">
          <text:p/>
        </draw:line>
        <draw:frame draw:style-name="gr51" draw:text-style-name="P17" draw:layer="layout" svg:width="8.128cm" svg:height="8.988cm" svg:x="26.654cm" svg:y="0.902cm">
          <draw:text-box>
            <text:p text:style-name="P16"><text:span text:style-name="T5">ε</text:span></text:p>
          </draw:text-box>
        </draw:frame>
        <draw:frame draw:style-name="gr52" draw:text-style-name="P18" draw:layer="layout" svg:width="9.525cm" svg:height="8.493cm" svg:x="14.335cm" svg:y="-0.27cm">
          <draw:text-box>
            <text:p><text:span text:style-name="T5">e</text:span><text:span text:style-name="T5">2</text:span></text:p>
          </draw:text-box>
        </draw:frame>
        <draw:polygon draw:style-name="gr41" draw:text-style-name="P10" draw:layer="layout" svg:width="0cm" svg:height="0cm" svg:x="27.886cm" svg:y="37.097cm" svg:viewBox="0 0 0 0" draw:points="0,0">
          <text:p/>
        </draw:polygon>
        <draw:frame draw:style-name="gr53" draw:text-style-name="P18" draw:layer="layout" svg:width="3.791cm" svg:height="8.494cm" svg:x="24.095cm" svg:y="29.447cm">
          <draw:text-box>
            <text:p><text:span text:style-name="T5">0</text:span></text:p>
          </draw:text-box>
        </draw:frame>
        <draw:frame draw:style-name="gr53" draw:text-style-name="P18" draw:layer="layout" svg:width="3.791cm" svg:height="8.494cm" svg:x="24.095cm" svg:y="21.307cm">
          <draw:text-box>
            <text:p><text:span text:style-name="T5">1</text:span></text:p>
          </draw:text-box>
        </draw:frame>
        <draw:frame draw:style-name="gr52" draw:text-style-name="P18" draw:layer="layout" svg:width="9.525cm" svg:height="8.493cm" svg:x="14.336cm" svg:y="7.731cm">
          <draw:text-box>
            <text:p><text:span text:style-name="T5">e</text:span><text:span text:style-name="T5">1</text:span></text:p>
          </draw:text-box>
        </draw:frame>
        <draw:frame draw:style-name="gr52" draw:text-style-name="P18" draw:layer="layout" svg:width="9.525cm" svg:height="8.493cm" svg:x="14.337cm" svg:y="16.232cm">
          <draw:text-box>
            <text:p><text:span text:style-name="T5">e</text:span><text:span text:style-name="T5">0</text:span></text:p>
          </draw:text-box>
        </draw:frame>
      </draw:page>
      <draw:page draw:name="page14" draw:style-name="dp1" draw:master-page-name="Default">
        <draw:polygon draw:style-name="gr41" draw:text-style-name="P10" draw:layer="layout" svg:width="0cm" svg:height="0cm" svg:x="-4.162cm" svg:y="10.414cm" svg:viewBox="0 0 0 0" draw:points="0,0">
          <text:p/>
        </draw:polygon>
        <draw:polygon draw:style-name="gr48" draw:text-style-name="P10" draw:layer="layout" svg:width="0cm" svg:height="0cm" svg:x="3.354cm" svg:y="16.832cm" svg:viewBox="0 0 0 0" draw:points="0,0">
          <text:p/>
        </draw:polygon>
        <draw:polygon draw:style-name="gr42" draw:text-style-name="P10" draw:layer="layout" svg:width="0cm" svg:height="0cm" svg:x="0.322cm" svg:y="0.195cm" svg:viewBox="0 0 0 0" draw:points="0,0">
          <text:p/>
        </draw:polygon>
        <draw:polygon draw:style-name="gr41" draw:text-style-name="P10" draw:layer="layout" svg:width="0cm" svg:height="0cm" svg:x="22.95cm" svg:y="23.255cm" svg:viewBox="0 0 0 0" draw:points="0,0">
          <text:p/>
        </draw:polygon>
        <draw:line draw:style-name="gr49" draw:text-style-name="P11" draw:layer="layout" svg:x1="2.531cm" svg:y1="21.644cm" svg:x2="23.013cm" svg:y2="21.644cm">
          <text:p/>
        </draw:line>
        <draw:line draw:style-name="gr49" draw:text-style-name="P11" draw:layer="layout" svg:x1="1cm" svg:y1="21.644cm" svg:x2="23.015cm" svg:y2="21.644cm">
          <text:p/>
        </draw:line>
        <draw:line draw:style-name="gr49" draw:text-style-name="P11" draw:layer="layout" svg:x1="1.002cm" svg:y1="12.057cm" svg:x2="23.017cm" svg:y2="12.057cm">
          <text:p/>
        </draw:line>
        <draw:line draw:style-name="gr49" draw:text-style-name="P11" draw:layer="layout" svg:x1="1.004cm" svg:y1="6.897cm" svg:x2="23.019cm" svg:y2="6.897cm">
          <text:p/>
        </draw:line>
        <draw:path draw:style-name="gr50" draw:text-style-name="P15" draw:layer="layout" svg:width="5.814cm" svg:height="5.814cm" svg:x="9.11cm" svg:y="8.982cm" svg:viewBox="0 0 5815 5815" svg:d="M2907 0c1646 0 2908 1261 2908 2907 0 1651-1262 2908-2908 2908-1647 0-2907-1257-2907-2908 0-1646 1260-2907 2907-2907z">
          <text:p/>
        </draw:path>
        <draw:line draw:style-name="gr49" draw:text-style-name="P11" draw:layer="layout" svg:x1="1.005cm" svg:y1="2.598cm" svg:x2="23.02cm" svg:y2="2.598cm">
          <text:p/>
        </draw:line>
        <draw:line draw:style-name="gr49" draw:text-style-name="P11" draw:layer="layout" svg:x1="1.006cm" svg:y1="16.999cm" svg:x2="23.021cm" svg:y2="16.999cm">
          <text:p/>
        </draw:line>
      </draw:page>
      <draw:page draw:name="page15" draw:style-name="dp1" draw:master-page-name="Default">
        <draw:path draw:style-name="gr41" draw:text-style-name="P10" draw:layer="layout" svg:width="7.057cm" svg:height="7.057cm" draw:transform="rotate (-0.315206462910177) translate (20.0596382087415cm -2.2906015389019cm)" svg:viewBox="0 0 7058 7058" svg:d="M3528 0c1998 0 3530 1530 3530 3528 0 2004-1531 3530-3529 3530-1999 0-3529-1524-3529-3529 0-1998 1528-3529 3528-3529z">
          <text:p/>
        </draw:path>
        <draw:polygon draw:style-name="gr41" draw:text-style-name="P10" draw:layer="layout" svg:width="0cm" svg:height="0cm" svg:x="7.951cm" svg:y="11.181cm" svg:viewBox="0 0 0 0" draw:points="0,0">
          <text:p/>
        </draw:polygon>
        <draw:polygon draw:style-name="gr48" draw:text-style-name="P10" draw:layer="layout" svg:width="0cm" svg:height="0cm" svg:x="11.768cm" svg:y="16.303cm" svg:viewBox="0 0 0 0" draw:points="0,0">
          <text:p/>
        </draw:polygon>
        <draw:polygon draw:style-name="gr42" draw:text-style-name="P10" draw:layer="layout" svg:width="0cm" svg:height="0cm" svg:x="0.322cm" svg:y="0.195cm" svg:viewBox="0 0 0 0" draw:points="0,0">
          <text:p/>
        </draw:polygon>
        <draw:polygon draw:style-name="gr41" draw:text-style-name="P10" draw:layer="layout" svg:width="0cm" svg:height="0cm" svg:x="19.666cm" svg:y="22.186cm" svg:viewBox="0 0 0 0" draw:points="0,0">
          <text:p/>
        </draw:polygon>
        <draw:path draw:style-name="gr41" draw:text-style-name="P10" draw:layer="layout" svg:width="9.27cm" svg:height="9.27cm" draw:transform="rotate (-0.315031929984978) translate (14.2066444212823cm 9.33183642628806cm)" svg:viewBox="0 0 9271 9271" svg:d="M4635 0c2624 0 4636 2010 4636 4635 0 2633-2012 4636-4636 4636-2626 0-4635-2003-4635-4636 0-2625 2009-4635 4635-4635z">
          <text:p/>
        </draw:path>
        <draw:line draw:style-name="gr49" draw:text-style-name="P11" draw:layer="layout" svg:x1="18.907cm" svg:y1="11.541cm" svg:x2="21.955cm" svg:y2="3.413cm">
          <text:p/>
        </draw:line>
        <draw:custom-shape draw:style-name="gr54" draw:text-style-name="P19" draw:layer="layout" svg:width="12.258cm" svg:height="8.906cm" draw:transform="skewX (6.82344381251197E-017) rotate (-0.646993553714298) translate (5.316cm -0.668cm)">
          <text:p/>
          <draw:enhanced-geometry svg:viewBox="0 0 21600 21600" draw:text-areas="0 ?f0 ?f5 ?f2" draw:type="right-arrow" draw:modifiers="10874.883758871 6162.074772650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55" draw:text-style-name="P20" draw:layer="layout" svg:width="6.151cm" svg:height="13.14cm" draw:transform="skewX (0.0172787595947439) rotate (-1.52384696991625) translate (15.4362853683146cm 15.8463766865691cm)" svg:viewBox="0 0 6152 13141" draw:points="0,374 2090,13141 6152,11601 895,0">
          <text:p/>
        </draw:polygon>
        <draw:custom-shape draw:style-name="gr56" draw:text-style-name="P12" draw:layer="layout" svg:width="1cm" svg:height="19.685cm" svg:x="23cm" svg:y="-1.79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19.939cm" svg:height="1cm" svg:x="4.683cm" svg:y="0cm">
          <text:p/>
          <draw:enhanced-geometry svg:viewBox="0 0 21600 21600" draw:type="rectangle" draw:enhanced-path="M 0 0 L 21600 0 21600 21600 0 21600 0 0 Z N"/>
        </draw:custom-shape>
        <draw:path draw:style-name="gr41" draw:text-style-name="P10" draw:layer="layout" svg:width="11.771cm" svg:height="11.771cm" draw:transform="rotate (-0.315031929984978) translate (-1.3110405009928cm 13.3282777930433cm)" svg:viewBox="0 0 11772 11772" svg:d="M5885 0c3332 0 5887 2552 5887 5885 0 3343-2555 5887-5887 5887-3334 0-5885-2544-5885-5887 0-3333 2551-5885 5885-5885z">
          <text:p/>
        </draw:path>
        <draw:custom-shape draw:style-name="gr44" draw:text-style-name="P12" draw:layer="layout" svg:width="19.939cm" svg:height="1cm" svg:x="-5.223cm" svg:y="2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1cm" svg:height="19.685cm" svg:x="0cm" svg:y="8.366cm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path draw:style-name="gr41" draw:text-style-name="P10" draw:layer="layout" svg:width="7.057cm" svg:height="7.057cm" draw:transform="rotate (-0.315206462910177) translate (20.0596382087415cm -2.2906015389019cm)" svg:viewBox="0 0 7058 7058" svg:d="M3528 0c1998 0 3530 1530 3530 3528 0 2004-1531 3530-3529 3530-1999 0-3529-1524-3529-3529 0-1998 1528-3529 3528-3529z">
          <text:p/>
        </draw:path>
        <draw:polygon draw:style-name="gr41" draw:text-style-name="P10" draw:layer="layout" svg:width="0cm" svg:height="0cm" svg:x="7.951cm" svg:y="11.181cm" svg:viewBox="0 0 0 0" draw:points="0,0">
          <text:p/>
        </draw:polygon>
        <draw:polygon draw:style-name="gr48" draw:text-style-name="P10" draw:layer="layout" svg:width="0cm" svg:height="0cm" svg:x="11.768cm" svg:y="16.303cm" svg:viewBox="0 0 0 0" draw:points="0,0">
          <text:p/>
        </draw:polygon>
        <draw:polygon draw:style-name="gr42" draw:text-style-name="P10" draw:layer="layout" svg:width="0cm" svg:height="0cm" svg:x="0.322cm" svg:y="0.195cm" svg:viewBox="0 0 0 0" draw:points="0,0">
          <text:p/>
        </draw:polygon>
        <draw:polygon draw:style-name="gr41" draw:text-style-name="P10" draw:layer="layout" svg:width="0cm" svg:height="0cm" svg:x="19.666cm" svg:y="22.186cm" svg:viewBox="0 0 0 0" draw:points="0,0">
          <text:p/>
        </draw:polygon>
        <draw:path draw:style-name="gr41" draw:text-style-name="P10" draw:layer="layout" svg:width="9.27cm" svg:height="9.27cm" draw:transform="rotate (-0.315031929984978) translate (14.2066444212823cm 9.33183642628806cm)" svg:viewBox="0 0 9271 9271" svg:d="M4635 0c2624 0 4636 2010 4636 4635 0 2633-2012 4636-4636 4636-2626 0-4635-2003-4635-4636 0-2625 2009-4635 4635-4635z">
          <text:p/>
        </draw:path>
        <draw:line draw:style-name="gr49" draw:text-style-name="P11" draw:layer="layout" svg:x1="18.907cm" svg:y1="11.541cm" svg:x2="21.955cm" svg:y2="3.413cm">
          <text:p/>
        </draw:line>
        <draw:custom-shape draw:style-name="gr57" draw:text-style-name="P19" draw:layer="layout" svg:width="12.258cm" svg:height="8.906cm" draw:transform="skewX (6.82344381251197E-017) rotate (-0.646993553714298) translate (5.316cm -0.668cm)">
          <text:p/>
          <draw:enhanced-geometry svg:viewBox="0 0 21600 21600" draw:text-areas="0 ?f0 ?f5 ?f2" draw:type="right-arrow" draw:modifiers="10874.883758871 6162.074772650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2" draw:layer="layout" svg:width="1cm" svg:height="19.685cm" svg:x="23cm" svg:y="-1.79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19.939cm" svg:height="1cm" svg:x="4.683cm" svg:y="0cm">
          <text:p/>
          <draw:enhanced-geometry svg:viewBox="0 0 21600 21600" draw:type="rectangle" draw:enhanced-path="M 0 0 L 21600 0 21600 21600 0 21600 0 0 Z N"/>
        </draw:custom-shape>
        <draw:path draw:style-name="gr41" draw:text-style-name="P10" draw:layer="layout" svg:width="11.771cm" svg:height="11.771cm" draw:transform="rotate (-0.315031929984978) translate (-1.3110405009928cm 13.3282777930433cm)" svg:viewBox="0 0 11772 11772" svg:d="M5885 0c3332 0 5887 2552 5887 5885 0 3343-2555 5887-5887 5887-3334 0-5885-2544-5885-5887 0-3333 2551-5885 5885-5885z">
          <text:p/>
        </draw:path>
        <draw:custom-shape draw:style-name="gr44" draw:text-style-name="P12" draw:layer="layout" svg:width="19.939cm" svg:height="1cm" svg:x="-5.223cm" svg:y="2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1cm" svg:height="19.685cm" svg:x="0cm" svg:y="8.366cm">
          <text:p/>
          <draw:enhanced-geometry svg:viewBox="0 0 21600 21600" draw:type="rectangle" draw:enhanced-path="M 0 0 L 21600 0 21600 21600 0 21600 0 0 Z N"/>
        </draw:custom-shape>
        <draw:polygon draw:style-name="gr58" draw:text-style-name="P10" draw:layer="layout" svg:width="0cm" svg:height="0cm" svg:x="4.683cm" svg:y="17.575cm" svg:viewBox="0 0 0 0" draw:points="0,0">
          <text:p/>
        </draw:polygon>
        <draw:polygon draw:style-name="gr58" draw:text-style-name="P10" draw:layer="layout" svg:width="0cm" svg:height="0cm" svg:x="7.097cm" svg:y="14.997cm" svg:viewBox="0 0 0 0" draw:points="0,0">
          <text:p/>
        </draw:polygon>
        <draw:polygon draw:style-name="gr58" draw:text-style-name="P10" draw:layer="layout" svg:width="0cm" svg:height="0cm" svg:x="5.922cm" svg:y="21.701cm" svg:viewBox="0 0 0 0" draw:points="0,0">
          <text:p/>
        </draw:polygon>
        <draw:polygon draw:style-name="gr58" draw:text-style-name="P10" draw:layer="layout" svg:width="0cm" svg:height="0cm" svg:x="15.37cm" svg:y="15.422cm" svg:viewBox="0 0 0 0" draw:points="0,0">
          <text:p/>
        </draw:polygon>
        <draw:polyline draw:style-name="gr59" draw:text-style-name="P8" draw:layer="layout" svg:width="9.042cm" svg:height="2.712cm" draw:transform="skewX (-0.363726616115618) rotate (-2.58971954410919) translate (15.3205939915092cm 15.9521693802477cm)" svg:viewBox="0 0 9043 2713" draw:points="0,1311 1809,1312 2863,0 3166,2625 4822,88 5125,2713 6933,264 7536,1665 9043,1665">
          <text:p/>
        </draw:polyline>
        <draw:custom-shape draw:style-name="gr60" draw:text-style-name="P21" draw:layer="layout" svg:width="1.37cm" svg:height="1.125cm" draw:transform="skewX (-0.000872664625997121) rotate (0.568104671524154) translate (5.853cm 19.629cm)">
          <text:p/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1.732cm" svg:height="1.066cm" draw:transform="skewX (0.000872664625997249) rotate (0.568104671524154) translate (13.546cm 15.34cm)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polygon draw:style-name="gr41" draw:text-style-name="P10" draw:layer="layout" svg:width="0cm" svg:height="0cm" svg:x="12.229cm" svg:y="2.928cm" svg:viewBox="0 0 0 0" draw:points="0,0">
          <text:p/>
        </draw:polygon>
        <draw:polygon draw:style-name="gr41" draw:text-style-name="P10" draw:layer="layout" svg:width="0cm" svg:height="0cm" svg:x="12.605cm" svg:y="5.172cm" svg:viewBox="0 0 0 0" draw:points="0,0">
          <text:p/>
        </draw:polygon>
        <draw:polyline draw:style-name="gr62" draw:text-style-name="P8" draw:layer="layout" svg:width="8.473cm" svg:height="3.392cm" draw:transform="skewX (-0.206472450510929) rotate (-2.27014975806902) translate (14.0428813413881cm 5.24291642021529cm)" svg:viewBox="0 0 8474 3393" draw:points="0,1641 1695,1642 2684,0 2965,3283 4520,110 4801,3393 6498,329 7061,2081 8474,2081">
          <text:p/>
        </draw:polyline>
        <draw:path draw:style-name="gr41" draw:text-style-name="P10" draw:layer="layout" svg:width="3.813cm" svg:height="3.806cm" draw:transform="skewX (0.00471238898038465) rotate (0.526740368251889) translate (10.6036860835258cm 2.9605167271486cm)" svg:viewBox="0 0 3814 3807" svg:d="M1906 0c1080 0 1908 825 1908 1903 1 1080-827 1903-1906 1904-1081 0-1907-821-1908-1903-1-1078 825-1904 1906-1904z">
          <text:p/>
        </draw:path>
        <draw:polygon draw:style-name="gr41" draw:text-style-name="P10" draw:layer="layout" svg:width="0cm" svg:height="0cm" svg:x="12.34cm" svg:y="9.116cm" svg:viewBox="0 0 0 0" draw:points="0,0">
          <text:p/>
        </draw:polygon>
        <draw:polygon draw:style-name="gr41" draw:text-style-name="P10" draw:layer="layout" svg:width="0cm" svg:height="0cm" svg:x="9.051cm" svg:y="19.161cm" svg:viewBox="0 0 0 0" draw:points="0,0">
          <text:p/>
        </draw:polygon>
        <draw:polygon draw:style-name="gr41" draw:text-style-name="P10" draw:layer="layout" svg:width="0cm" svg:height="0cm" svg:x="18.266cm" svg:y="14.617cm" svg:viewBox="0 0 0 0" draw:points="0,0">
          <text:p/>
        </draw:polygon>
        <draw:polyline draw:style-name="gr62" draw:text-style-name="P8" draw:layer="layout" svg:width="10.264cm" svg:height="4.109cm" draw:transform="skewX (-0.205774318810131) rotate (-3.1100021941287) translate (19.3630453747027cm 15.9714309930135cm)" svg:viewBox="0 0 10265 4110" draw:points="0,1988 2053,1989 3250,0 3593,3977 5474,133 5817,4110 7870,399 8554,2521 10265,2521">
          <text:p/>
        </draw:polyline>
        <draw:path draw:style-name="gr63" draw:text-style-name="P22" draw:layer="layout" svg:width="7.262cm" svg:height="7.262cm" draw:transform="skewX (-0.000349065850398748) rotate (0.816814089933346) translate (-13.8099765720782cm 12.7412060523081cm)" svg:viewBox="0 0 7263 7263" svg:d="M3632 0c2056 0 3631 1575 3631 3631-1 2063-1578 3632-3634 3632-2057 0-3630-1569-3629-3632 1-2056 1575-3631 3632-3631z">
          <text:p/>
        </draw:path>
        <draw:path draw:style-name="gr64" draw:text-style-name="P23" draw:layer="layout" svg:width="4.632cm" svg:height="4.632cm" draw:transform="skewX (-0.000698131700797683) rotate (0.816290491157748) translate (-9.4360465540872cm 18.4520226782824cm)" svg:viewBox="0 0 4633 4633" svg:d="M2317 0c1311-1 2316 1003 2316 2315 0 1316-1006 2317-2317 2318-1313 1-2316-1000-2316-2316 0-1311 1004-2316 2317-2317z">
          <text:p/>
        </draw:path>
        <draw:line draw:style-name="gr65" draw:text-style-name="P8" draw:layer="layout" svg:x1="3.145cm" svg:y1="20.939cm" svg:x2="20.768cm" svg:y2="20.939cm">
          <text:p/>
        </draw:line>
        <draw:path draw:style-name="gr66" draw:text-style-name="P10" draw:layer="layout" svg:width="7.601cm" svg:height="7.601cm" draw:transform="skewX (0.000349065850398951) rotate (-0.314857397059778) translate (3.14015804549534cm 8.77200208306978cm)" svg:viewBox="0 0 7602 7602" svg:d="M3800 0c2152 0 3801 1649 3802 3802 0 2158-1649 3800-3800 3800-2154-1-3802-1643-3802-3802 0-2152 1647-3800 3800-3800z">
          <text:p/>
        </draw:path>
        <draw:path draw:style-name="gr41" draw:text-style-name="P10" draw:layer="layout" svg:width="4.836cm" svg:height="4.836cm" draw:transform="skewX (0.000349065850398834) rotate (-0.314857397059778) translate (18.491597546941cm 10.9095200279076cm)" svg:viewBox="0 0 4837 4837" svg:d="M2418 0c1369 0 2419 1050 2419 2418 1 1374-1049 2419-2418 2419-1370 0-2419-1045-2419-2419 0-1369 1048-2418 2418-2418z">
          <text:p/>
        </draw:path>
        <draw:line draw:style-name="gr67" draw:text-style-name="P8" draw:layer="layout" svg:x1="5.242cm" svg:y1="20.939cm" svg:x2="18.78cm" svg:y2="20.939cm">
          <text:p/>
        </draw:line>
      </draw:page>
      <draw:page draw:name="page18" draw:style-name="dp1" draw:master-page-name="Default">
        <draw:polyline draw:style-name="gr68" draw:text-style-name="P8" draw:layer="layout" svg:width="11.323cm" svg:height="3.394cm" draw:transform="skewX (-0.364250214891217) rotate (-3.11366738555788) translate (17.9867451154489cm 20.714170244371cm)" svg:viewBox="0 0 11324 3395" draw:points="0,1643 2265,1643 3585,0 3964,3286 6039,110 6417,3395 8682,329 9437,2082 11324,2082">
          <text:p/>
        </draw:polyline>
        <draw:polygon draw:style-name="gr41" draw:text-style-name="P10" draw:layer="layout" svg:width="0cm" svg:height="0cm" svg:x="12.529cm" svg:y="7.35cm" svg:viewBox="0 0 0 0" draw:points="0,0">
          <text:p/>
        </draw:polygon>
        <draw:polygon draw:style-name="gr41" draw:text-style-name="P10" draw:layer="layout" svg:width="0cm" svg:height="0cm" svg:x="6.344cm" svg:y="16.123cm" svg:viewBox="0 0 0 0" draw:points="0,0">
          <text:p/>
        </draw:polygon>
        <draw:polygon draw:style-name="gr41" draw:text-style-name="P10" draw:layer="layout" svg:width="0cm" svg:height="0cm" svg:x="9.723cm" svg:y="15.097cm" svg:viewBox="0 0 0 0" draw:points="0,0">
          <text:p/>
        </draw:polygon>
        <draw:polygon draw:style-name="gr41" draw:text-style-name="P10" draw:layer="layout" svg:width="0cm" svg:height="0cm" svg:x="5.353cm" svg:y="20.316cm" svg:viewBox="0 0 0 0" draw:points="0,0">
          <text:p/>
        </draw:polygon>
        <draw:polygon draw:style-name="gr41" draw:text-style-name="P10" draw:layer="layout" svg:width="0cm" svg:height="0cm" svg:x="16.675cm" svg:y="19.602cm" svg:viewBox="0 0 0 0" draw:points="0,0">
          <text:p/>
        </draw:polygon>
        <draw:polyline draw:style-name="gr69" draw:text-style-name="P8" draw:layer="layout" svg:width="11.323cm" svg:height="3.395cm" draw:transform="skewX (-0.363901149040818) rotate (-3.11349285263269) translate (17.9860940687312cm 20.712440180708cm)" svg:viewBox="0 0 11324 3396" draw:points="0,1642 2265,1643 3585,0 3964,3286 6038,110 6417,3396 8681,330 9436,2083 11324,2083">
          <text:p/>
        </draw:polyline>
        <draw:path draw:style-name="gr63" draw:text-style-name="P22" draw:layer="layout" svg:width="7.262cm" svg:height="7.262cm" draw:transform="skewX (-0.000349065850398748) rotate (0.816814089933346) translate (-13.8099765720782cm 12.7412060523081cm)" svg:viewBox="0 0 7263 7263" svg:d="M3632 0c2056 0 3631 1575 3631 3631-1 2063-1578 3632-3634 3632-2057 0-3630-1569-3629-3632 1-2056 1575-3631 3632-3631z">
          <text:p/>
        </draw:path>
        <draw:path draw:style-name="gr64" draw:text-style-name="P23" draw:layer="layout" svg:width="4.632cm" svg:height="4.632cm" draw:transform="skewX (-0.000698131700797683) rotate (0.816290491157748) translate (-9.4360465540872cm 18.4520226782824cm)" svg:viewBox="0 0 4633 4633" svg:d="M2317 0c1311-1 2316 1003 2316 2315 0 1316-1006 2317-2317 2318-1313 1-2316-1000-2316-2316 0-1311 1004-2316 2317-2317z">
          <text:p/>
        </draw:path>
        <draw:line draw:style-name="gr70" draw:text-style-name="P8" draw:layer="layout" svg:x1="25.033cm" svg:y1="17.383cm" svg:x2="42.656cm" svg:y2="17.383cm">
          <text:p/>
        </draw:line>
        <draw:path draw:style-name="gr71" draw:text-style-name="P24" draw:layer="layout" svg:width="6.272cm" svg:height="6.094cm" draw:transform="skewX (-0.0275762021815104) rotate (-0.288677458279863) translate (17.1283715257752cm 15.0307936988613cm)" svg:viewBox="0 0 6273 6095" svg:d="M3135 0c1776 0 3138 1322 3138 3048 1 1730-1361 3047-3136 3047-1777-1-3137-1317-3137-3049 0-1725 1359-3046 3135-3046z">
          <text:p/>
        </draw:path>
        <draw:path draw:style-name="gr72" draw:text-style-name="P24" draw:layer="layout" svg:width="5.392cm" svg:height="5.239cm" draw:transform="skewX (-0.0275762021815103) rotate (-0.288502925354664) translate (2.29657526428527cm 15.6657220156363cm)" svg:viewBox="0 0 5393 5240" svg:d="M2696 0c1526 0 2697 1137 2697 2621 0 1487-1171 2619-2696 2619-1529-1-2697-1133-2697-2622 0-1483 1168-2618 2696-2618z">
          <text:p/>
        </draw:path>
        <draw:path draw:style-name="gr41" draw:text-style-name="P10" draw:layer="layout" svg:width="6.845cm" svg:height="6.65cm" draw:transform="skewX (-0.0277507351067098) rotate (0.374373124552784) translate (23.5904041844111cm 1.74907891560075cm)" svg:viewBox="0 0 6846 6651" svg:d="M3421 0c1938 0 3424 1442 3425 3325 0 1889-1486 3326-3422 3326-1940 0-3424-1437-3424-3326 0-1883 1483-3325 3421-3325z">
          <text:p/>
        </draw:path>
        <draw:path draw:style-name="gr41" draw:text-style-name="P10" draw:layer="layout" svg:width="5.956cm" svg:height="5.786cm" draw:transform="skewX (-0.0275762021815105) rotate (0.374547657477983) translate (32.3147615804485cm 1.99619046836315cm)" svg:viewBox="0 0 5957 5787" svg:d="M2977 0c1686 0 2979 1255 2980 2894 0 1643-1293 2893-2978 2893-1688-1-2979-1251-2979-2895 0-1638 1290-2892 2977-2892z">
          <text:p/>
        </draw:path>
        <draw:custom-shape draw:style-name="gr73" draw:text-style-name="P21" draw:layer="layout" svg:width="0.885cm" svg:height="1.125cm" draw:transform="skewX (-0.000872664625997163) rotate (0.0445058959258554) translate (6.715cm 18.438cm)">
          <text:p/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1.333cm" svg:height="1.066cm" draw:transform="skewX (0.000872664625997154) rotate (0.0445058959258554) translate (15.137cm 18.619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25" draw:layer="layout" svg:width="12.258cm" svg:height="8.906cm" draw:transform="rotate (-1.56451314148772) translate (16.129cm 1.767cm)">
          <text:p/>
          <draw:enhanced-geometry svg:viewBox="0 0 21600 21600" draw:mirror-horizontal="false" draw:mirror-vertical="false" draw:text-areas="0 ?f0 ?f5 ?f2" draw:type="right-arrow" draw:modifiers="10874.883758871 6162.074772650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9" draw:style-name="dp1" draw:master-page-name="Default">
        <draw:polyline draw:style-name="gr76" draw:text-style-name="P8" draw:layer="layout" svg:width="11.985cm" svg:height="3.208cm" draw:transform="skewX (-0.403869188911488) rotate (-1.82997772071606) translate (22.8009326420535cm 1.13912234947439cm)" svg:viewBox="0 0 11986 3209" draw:points="0,1552 2397,1553 3795,0 4195,3105 6391,104 6792,3209 9189,312 9988,1969 11986,1969">
          <text:p/>
        </draw:polyline>
        <draw:polygon draw:style-name="gr41" draw:text-style-name="P10" draw:layer="layout" svg:width="0cm" svg:height="0cm" svg:x="5.953cm" svg:y="4.773cm" svg:viewBox="0 0 0 0" draw:points="0,0">
          <text:p/>
        </draw:polygon>
        <draw:polygon draw:style-name="gr41" draw:text-style-name="P10" draw:layer="layout" svg:width="0cm" svg:height="0cm" svg:x="6.772cm" svg:y="6.561cm" svg:viewBox="0 0 0 0" draw:points="0,0">
          <text:p/>
        </draw:polygon>
        <draw:path draw:style-name="gr63" draw:text-style-name="P22" draw:layer="layout" svg:width="7.262cm" svg:height="7.262cm" draw:transform="skewX (-0.000349065850398748) rotate (0.816814089933346) translate (-13.8099765720782cm 12.7412060523081cm)" svg:viewBox="0 0 7263 7263" svg:d="M3632 0c2056 0 3631 1575 3631 3631-1 2063-1578 3632-3634 3632-2057 0-3630-1569-3629-3632 1-2056 1575-3631 3632-3631z">
          <text:p/>
        </draw:path>
        <draw:path draw:style-name="gr64" draw:text-style-name="P23" draw:layer="layout" svg:width="4.632cm" svg:height="4.632cm" draw:transform="skewX (-0.000698131700797683) rotate (0.816290491157748) translate (-9.4360465540872cm 18.4520226782824cm)" svg:viewBox="0 0 4633 4633" svg:d="M2317 0c1311-1 2316 1003 2316 2315 0 1316-1006 2317-2317 2318-1313 1-2316-1000-2316-2316 0-1311 1004-2316 2317-2317z">
          <text:p/>
        </draw:path>
        <draw:line draw:style-name="gr70" draw:text-style-name="P8" draw:layer="layout" svg:x1="25.033cm" svg:y1="17.383cm" svg:x2="42.656cm" svg:y2="17.383cm">
          <text:p/>
        </draw:line>
        <draw:custom-shape draw:style-name="gr77" draw:text-style-name="P26" draw:layer="layout" svg:width="10.186cm" svg:height="6.702cm" draw:transform="skewX (-5.45562606801948E-017) rotate (-0.924849970631796) translate (-7.418cm -2.151cm)">
          <text:p/>
          <draw:enhanced-geometry svg:viewBox="0 0 21600 21600" draw:text-areas="0 ?f0 ?f5 ?f2" draw:type="right-arrow" draw:modifiers="10874.883758871 6162.074772650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78" draw:text-style-name="P27" draw:layer="layout" svg:width="6.845cm" svg:height="6.65cm" draw:transform="skewX (-0.0277507351067098) rotate (0.374373124552784) translate (31.2824041844111cm 22.7040789156007cm)" svg:viewBox="0 0 6846 6651" svg:d="M3421 0c1938 0 3424 1442 3425 3325 0 1889-1486 3326-3422 3326-1940 0-3424-1437-3424-3326 0-1883 1483-3325 3421-3325z">
          <text:p/>
        </draw:path>
        <draw:path draw:style-name="gr79" draw:text-style-name="P28" draw:layer="layout" svg:width="5.956cm" svg:height="5.786cm" draw:transform="skewX (-0.0275762021815105) rotate (0.374547657477983) translate (32.4417615804485cm 10.6971904683632cm)" svg:viewBox="0 0 5957 5787" svg:d="M2977 0c1686 0 2979 1255 2980 2894 0 1643-1293 2893-2978 2893-1688-1-2979-1251-2979-2895 0-1638 1290-2892 2977-2892z">
          <text:p/>
        </draw:path>
        <draw:path draw:style-name="gr41" draw:text-style-name="P10" draw:layer="layout" svg:width="5.956cm" svg:height="5.786cm" draw:transform="skewX (-0.0275762021815105) rotate (0.374547657477983) translate (32.3147615804485cm 1.99619046836315cm)" svg:viewBox="0 0 5957 5787" svg:d="M2977 0c1686 0 2979 1255 2980 2894 0 1643-1293 2893-2978 2893-1688-1-2979-1251-2979-2895 0-1638 1290-2892 2977-2892z">
          <text:p/>
        </draw:path>
        <draw:polygon draw:style-name="gr41" draw:text-style-name="P10" draw:layer="layout" svg:width="0cm" svg:height="0cm" svg:x="6.938cm" svg:y="12.677cm" svg:viewBox="0 0 0 0" draw:points="0,0">
          <text:p/>
        </draw:polygon>
        <draw:polygon draw:style-name="gr41" draw:text-style-name="P10" draw:layer="layout" svg:width="0cm" svg:height="0cm" svg:x="15.188cm" svg:y="11.726cm" svg:viewBox="0 0 0 0" draw:points="0,0">
          <text:p/>
        </draw:polygon>
        <draw:polygon draw:style-name="gr41" draw:text-style-name="P10" draw:layer="layout" svg:width="0cm" svg:height="0cm" svg:x="2.397cm" svg:y="16.119cm" svg:viewBox="0 0 0 0" draw:points="0,0">
          <text:p/>
        </draw:polygon>
        <draw:polygon draw:style-name="gr41" draw:text-style-name="P10" draw:layer="layout" svg:width="0cm" svg:height="0cm" svg:x="18.691cm" svg:y="13.865cm" svg:viewBox="0 0 0 0" draw:points="0,0">
          <text:p/>
        </draw:polygon>
        <draw:polygon draw:style-name="gr41" draw:text-style-name="P10" draw:layer="layout" svg:width="0cm" svg:height="0cm" svg:x="21.405cm" svg:y="2.17cm" svg:viewBox="0 0 0 0" draw:points="0,0">
          <text:p/>
        </draw:polygon>
        <draw:polyline draw:style-name="gr69" draw:text-style-name="P8" draw:layer="layout" svg:width="11.985cm" svg:height="3.208cm" draw:transform="skewX (-0.403869188911488) rotate (-1.82997772071606) translate (22.8002255352723cm 1.137897604603cm)" svg:viewBox="0 0 11986 3209" draw:points="0,1552 2397,1553 3795,0 4195,3105 6391,104 6792,3209 9189,312 9988,1969 11986,1969">
          <text:p/>
        </draw:polyline>
        <draw:polygon draw:style-name="gr41" draw:text-style-name="P10" draw:layer="layout" svg:width="0cm" svg:height="0cm" svg:x="19.602cm" svg:y="17.21cm" svg:viewBox="0 0 0 0" draw:points="0,0">
          <text:p/>
        </draw:polygon>
        <draw:polygon draw:style-name="gr41" draw:text-style-name="P10" draw:layer="layout" svg:width="0cm" svg:height="0cm" svg:x="19.763cm" svg:y="16.855cm" svg:viewBox="0 0 0 0" draw:points="0,0">
          <text:p/>
        </draw:polygon>
        <draw:polygon draw:style-name="gr41" draw:text-style-name="P10" draw:layer="layout" svg:width="0cm" svg:height="0cm" svg:x="3.235cm" svg:y="7.089cm" svg:viewBox="0 0 0 0" draw:points="0,0">
          <text:p/>
        </draw:polygon>
        <draw:polygon draw:style-name="gr41" draw:text-style-name="P10" draw:layer="layout" svg:width="0cm" svg:height="0cm" svg:x="-1.996cm" svg:y="8.442cm" svg:viewBox="0 0 0 0" draw:points="0,0">
          <text:p/>
        </draw:polygon>
        <draw:polygon draw:style-name="gr41" draw:text-style-name="P10" draw:layer="layout" svg:width="0cm" svg:height="0cm" svg:x="1.447cm" svg:y="7.908cm" svg:viewBox="0 0 0 0" draw:points="0,0">
          <text:p/>
        </draw:polygon>
        <draw:polygon draw:style-name="gr41" draw:text-style-name="P10" draw:layer="layout" svg:width="0cm" svg:height="0cm" svg:x="-3.145cm" svg:y="13.028cm" svg:viewBox="0 0 0 0" draw:points="0,0">
          <text:p/>
        </draw:polygon>
        <draw:polygon draw:style-name="gr41" draw:text-style-name="P10" draw:layer="layout" svg:width="0cm" svg:height="0cm" svg:x="19.474cm" svg:y="-0.061cm" svg:viewBox="0 0 0 0" draw:points="0,0">
          <text:p/>
        </draw:polygon>
        <draw:path draw:style-name="gr78" draw:text-style-name="P27" draw:layer="layout" svg:width="6.845cm" svg:height="6.65cm" draw:transform="skewX (-0.0277507351067098) rotate (0.374373124552784) translate (22.7734041844111cm 21.6490789156007cm)" svg:viewBox="0 0 6846 6651" svg:d="M3421 0c1938 0 3424 1442 3425 3325 0 1889-1486 3326-3422 3326-1940 0-3424-1437-3424-3326 0-1883 1483-3325 3421-3325z">
          <text:p/>
        </draw:path>
        <draw:polyline draw:style-name="gr76" draw:text-style-name="P8" draw:layer="layout" svg:width="11.985cm" svg:height="3.208cm" draw:transform="skewX (-0.403869188911488) rotate (-1.36519654090997) translate (7.639793952608cm 8.35648432652193cm)" svg:viewBox="0 0 11986 3209" draw:points="0,1552 2397,1553 3795,0 4195,3105 6391,104 6792,3209 9189,312 9988,1969 11986,1969">
          <text:p/>
        </draw:polyline>
        <draw:polygon draw:style-name="gr41" draw:text-style-name="P10" draw:layer="layout" svg:width="0cm" svg:height="0cm" svg:x="5.58cm" svg:y="21.232cm" svg:viewBox="0 0 0 0" draw:points="0,0">
          <text:p/>
        </draw:polygon>
        <draw:polygon draw:style-name="gr41" draw:text-style-name="P10" draw:layer="layout" svg:width="0cm" svg:height="0cm" svg:x="9.67cm" svg:y="21.574cm" svg:viewBox="0 0 0 0" draw:points="0,0">
          <text:p/>
        </draw:polygon>
        <draw:polygon draw:style-name="gr41" draw:text-style-name="P10" draw:layer="layout" svg:width="0cm" svg:height="0cm" svg:x="6.854cm" svg:y="9.904cm" svg:viewBox="0 0 0 0" draw:points="0,0">
          <text:p/>
        </draw:polygon>
        <draw:polyline draw:style-name="gr69" draw:text-style-name="P8" draw:layer="layout" svg:width="11.985cm" svg:height="3.208cm" draw:transform="skewX (-0.403869188911488) rotate (-1.36519654090997) translate (7.63861289197887cm 8.35570644748871cm)" svg:viewBox="0 0 11986 3209" draw:points="0,1552 2397,1553 3795,0 4195,3105 6391,104 6792,3209 9189,312 9988,1969 11986,1969">
          <text:p/>
        </draw:polyline>
        <draw:polygon draw:style-name="gr41" draw:text-style-name="P10" draw:layer="layout" svg:width="0cm" svg:height="0cm" svg:x="4.239cm" svg:y="9.28cm" svg:viewBox="0 0 0 0" draw:points="0,0">
          <text:p/>
        </draw:polygon>
        <draw:path draw:style-name="gr66" draw:text-style-name="P10" draw:layer="layout" svg:width="7.601cm" svg:height="7.601cm" draw:transform="skewX (0.000349065850398951) rotate (-0.314857397059778) translate (3.51415804549534cm 1.28500208306978cm)" svg:viewBox="0 0 7602 7602" svg:d="M3800 0c2152 0 3801 1649 3802 3802 0 2158-1649 3800-3800 3800-2154-1-3802-1643-3802-3802 0-2152 1647-3800 3800-3800z">
          <text:p/>
        </draw:path>
      </draw:page>
      <draw:page draw:name="page20" draw:style-name="dp1" draw:master-page-name="Default">
        <draw:custom-shape draw:style-name="gr33" draw:text-style-name="P8" draw:layer="layout" svg:width="4.572cm" svg:height="6.096cm" svg:x="9.282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6.604cm" svg:height="5.334cm" svg:x="8.366cm" svg:y="16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1" draw:text-style-name="P10" draw:layer="layout" svg:width="0cm" svg:height="0cm" svg:x="20.449cm" svg:y="16.559cm" svg:viewBox="0 0 0 0" draw:points="0,0">
          <text:p/>
        </draw:polygon>
        <draw:polygon draw:style-name="gr41" draw:text-style-name="P10" draw:layer="layout" svg:width="0cm" svg:height="0cm" svg:x="18.671cm" svg:y="15.139cm" svg:viewBox="0 0 0 0" draw:points="0,0">
          <text:p/>
        </draw:polygon>
        <draw:polyline draw:style-name="gr62" draw:text-style-name="P8" draw:layer="layout" svg:width="8.473cm" svg:height="3.392cm" draw:transform="skewX (-0.206472450510929) rotate (1.60238678625599) translate (17.55261093308cm 16.046425511582cm)" svg:viewBox="0 0 8474 3393" draw:points="0,1641 1695,1642 2684,0 2965,3283 4520,110 4801,3393 6498,329 7061,2081 8474,2081">
          <text:p/>
        </draw:polyline>
        <draw:path draw:style-name="gr41" draw:text-style-name="P10" draw:layer="layout" svg:width="3.318cm" svg:height="3.312cm" draw:transform="skewX (0.00488692190558412) rotate (-1.88390839460268) translate (21.3433413198584cm 15.7979368953856cm)" svg:viewBox="0 0 3319 3313" svg:d="M1658 0c940 0 1661 718 1661 1656 1 940-719 1656-1658 1657-941 0-1660-715-1661-1656-1-938 718-1657 1658-1657z">
          <text:p/>
        </draw:path>
        <draw:polygon draw:style-name="gr41" draw:text-style-name="P10" draw:layer="layout" svg:width="0cm" svg:height="0cm" svg:x="13.713cm" svg:y="11.615cm" svg:viewBox="0 0 0 0" draw:points="0,0">
          <text:p/>
        </draw:polygon>
        <draw:polygon draw:style-name="gr41" draw:text-style-name="P10" draw:layer="layout" svg:width="0cm" svg:height="0cm" svg:x="14.601cm" svg:y="2.22cm" svg:viewBox="0 0 0 0" draw:points="0,0">
          <text:p/>
        </draw:polygon>
        <draw:polygon draw:style-name="gr41" draw:text-style-name="P10" draw:layer="layout" svg:width="0cm" svg:height="0cm" svg:x="6.566cm" svg:y="7.835cm" svg:viewBox="0 0 0 0" draw:points="0,0">
          <text:p/>
        </draw:polygon>
        <draw:polyline draw:style-name="gr62" draw:text-style-name="P8" draw:layer="layout" svg:width="10.264cm" svg:height="4.109cm" draw:transform="skewX (-0.205774318810131) rotate (0.293389847260247) translate (5.15548545010425cm 6.81081105249788cm)" svg:viewBox="0 0 10265 4110" draw:points="0,1988 2053,1989 3250,0 3593,3977 5474,133 5817,4110 7870,399 8554,2521 10265,2521">
          <text:p/>
        </draw:polyline>
        <draw:path draw:style-name="gr41" draw:text-style-name="P10" draw:layer="layout" svg:width="7.128cm" svg:height="7.128cm" draw:transform="skewX (0.000349065850398867) rotate (3.08853464432917) translate (22.1743278952504cm 9.14920993744683cm)" svg:viewBox="0 0 7129 7129" svg:d="M3563 0c2018 0 3565 1546 3566 3565 0 2024-1547 3564-3564 3564-2020-1-3565-1541-3565-3566 0-2018 1544-3563 3563-3563z">
          <text:p/>
        </draw:path>
        <draw:path draw:style-name="gr41" draw:text-style-name="P10" draw:layer="layout" svg:width="4.494cm" svg:height="4.494cm" draw:transform="skewX (0.000174532925199417) rotate (3.08836011140397) translate (7.02318002617359cm 11.2727314969006cm)" svg:viewBox="0 0 4495 4495" svg:d="M2247 0c1272 0 2248 975 2248 2247 1 1277-975 2248-2247 2248-1273 0-2248-971-2248-2248 0-1272 974-2247 2247-2247z">
          <text:p/>
        </draw:path>
      </draw:page>
      <draw:page draw:name="page21" draw:style-name="dp1" draw:master-page-name="Default">
        <draw:frame draw:style-name="gr80" draw:text-style-name="P29" draw:layer="layout" svg:width="22.939cm" svg:height="29.343cm" svg:x="0.378cm" svg:y="2.241cm">
          <draw:text-box>
            <text:p><text:span text:style-name="T6">Ψ</text:span></text:p>
          </draw:text-box>
        </draw:frame>
      </draw:page>
      <draw:page draw:name="page22" draw:style-name="dp1" draw:master-page-name="Default">
        <draw:frame draw:style-name="gr80" draw:text-style-name="P30" draw:layer="layout" svg:width="22.939cm" svg:height="29.343cm" svg:x="25.06cm" svg:y="-1.165cm">
          <draw:text-box>
            <text:p><text:span text:style-name="T7">ψ</text:span></text:p>
          </draw:text-box>
        </draw:frame>
        <draw:path draw:style-name="gr81" draw:text-style-name="P31" draw:layer="layout" svg:width="4.494cm" svg:height="4.494cm" draw:transform="skewX (0.000174532925199428) rotate (3.08836011140397) translate (32.5501800261736cm 1.36973149690061cm)" svg:viewBox="0 0 4495 4495" svg:d="M2247 0c1272 0 2248 975 2248 2247 1 1277-975 2248-2247 2248-1273 0-2248-971-2248-2248 0-1272 974-2247 2247-2247z">
          <text:p/>
        </draw:path>
        <draw:frame draw:style-name="gr82" draw:text-style-name="P32" draw:layer="layout" svg:width="23.254cm" svg:height="32.005cm" svg:x="0.646cm" svg:y="-7.364cm">
          <draw:text-box>
            <text:p><text:span text:style-name="T8">ψ</text:span></text:p>
          </draw:text-box>
        </draw:frame>
        <draw:frame draw:style-name="gr83" draw:text-style-name="P33" draw:layer="layout" svg:width="20.035cm" svg:height="28.476cm" svg:x="27.964cm" svg:y="2.143cm">
          <draw:text-box>
            <text:p><text:span text:style-name="T7">ψ</text:span></text:p>
          </draw:text-box>
        </draw:frame>
      </draw:page>
      <draw:page draw:name="page23" draw:style-name="dp1" draw:master-page-name="Default">
        <draw:path draw:style-name="gr84" draw:text-style-name="P34" draw:layer="layout" svg:width="29.477cm" svg:height="21.618cm" svg:x="1cm" svg:y="1.381cm" svg:viewBox="0 0 29478 21619" svg:d="M0 21619c138-10267 0-12475 0-18317 762 3175 2042 5938 3048 7493 1397 2159 6129 9904 11176 1397 2461-4021 5080-8128 7620-12192 156 7620 8452-8724 7568 21310z">
          <text:p/>
        </draw:path>
        <draw:custom-shape draw:style-name="gr85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4" draw:layer="layout" svg:width="4.572cm" svg:height="4.572cm" svg:x="7.985cm" svg:y="9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7.128cm" svg:height="22.86cm" svg:x="-7.001cm" svg:y="0.49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8.39cm" svg:height="26.289cm" svg:x="23.598cm" svg:y="-1.667cm">
          <text:p/>
          <draw:enhanced-geometry svg:viewBox="0 0 21600 21600" draw:type="rectangle" draw:enhanced-path="M 0 0 L 21600 0 21600 21600 0 21600 0 0 Z N"/>
        </draw:custom-shape>
      </draw:page>
      <draw:page draw:name="page24" draw:style-name="dp1" draw:master-page-name="Default">
        <draw:custom-shape draw:style-name="gr89" draw:text-style-name="P35" draw:layer="layout" svg:width="20.955cm" svg:height="21.941cm" svg:x="1.5cm" svg:y="1cm">
          <text:p/>
          <draw:enhanced-geometry svg:viewBox="0 0 21600 21600" draw:type="rectangle" draw:enhanced-path="M 0 0 L 21600 0 21600 21600 0 21600 0 0 Z N"/>
        </draw:custom-shape>
        <draw:frame draw:style-name="gr90" draw:text-style-name="P36" draw:layer="layout" svg:width="17.399cm" svg:height="24.36cm" svg:x="2.778cm" svg:y="2.167cm">
          <draw:text-box>
            <text:p><text:span text:style-name="T9">E</text:span></text:p>
          </draw:text-box>
        </draw:frame>
      </draw:page>
      <draw:page draw:name="page25" draw:style-name="dp1" draw:master-page-name="Default">
        <draw:polyline draw:style-name="gr30" draw:text-style-name="P8" draw:layer="layout" svg:width="20.487cm" svg:height="1.95cm" svg:x="0.619cm" svg:y="8.828cm" svg:viewBox="0 0 20488 1951" draw:points="0,1951 724,254 2422,1651 4121,254 5819,1651 7672,127 9371,1524 11224,0 13232,1651 14311,762 15239,0 17246,1651 20488,220">
          <text:p/>
        </draw:polyline>
        <draw:path draw:style-name="gr91" draw:text-style-name="P37" draw:layer="layout" svg:width="21.999cm" svg:height="19.078cm" svg:x="1cm" svg:y="3.921cm" svg:viewBox="0 0 22000 19079" svg:d="M0 18669c277-4424 51-16973 0-18669 3978 2787 4032 21922 11934 13567 3476-4120 6711-8960 10066-13440 0 6858 0 12827 0 18952z">
          <text:p/>
        </draw:path>
        <draw:custom-shape draw:style-name="gr92" draw:text-style-name="P8" draw:layer="layout" svg:width="22cm" svg:height="22cm" svg:x="1.001cm" svg:y="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7" draw:layer="layout" svg:width="4.572cm" svg:height="4.572cm" svg:x="7.632cm" svg:y="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6" draw:style-name="dp1" draw:master-page-name="Default">
        <draw:line draw:style-name="gr94" draw:text-style-name="P8" draw:layer="layout" svg:x1="20.558cm" svg:y1="14.824cm" svg:x2="3.413cm" svg:y2="14.824cm">
          <text:p/>
        </draw:line>
        <draw:line draw:style-name="gr94" draw:text-style-name="P8" draw:layer="layout" svg:x1="21.059cm" svg:y1="10.424cm" svg:x2="3.914cm" svg:y2="10.424cm">
          <text:p/>
        </draw:line>
        <draw:path draw:style-name="gr95" draw:text-style-name="P38" draw:layer="layout" svg:width="22.036cm" svg:height="20.192cm" svg:x="0.963cm" svg:y="2.524cm" svg:viewBox="0 0 22037 20193" svg:d="M37 20193c0-9652-83-11769 0-17907 3175 5461 4449 14035 10922 13843s7561-10645 11078-16129c0 7112-21 2945 0 20193z">
          <text:p/>
        </draw:path>
        <draw:custom-shape draw:style-name="gr96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line draw:style-name="gr94" draw:text-style-name="P8" draw:layer="layout" svg:x1="21.193cm" svg:y1="5.324cm" svg:x2="1cm" svg:y2="5.324cm">
          <text:p/>
        </draw:line>
        <draw:custom-shape draw:style-name="gr97" draw:text-style-name="P38" draw:layer="layout" svg:width="4.572cm" svg:height="4.572cm" svg:x="9.409cm" svg:y="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7" draw:style-name="dp1" draw:master-page-name="Default">
        <draw:custom-shape draw:style-name="gr98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9" draw:layer="layout" svg:width="4.572cm" svg:height="4.572cm" svg:x="3.159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93cm" svg:height="28.453cm" svg:x="-8.606cm" svg:y="-4.2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6.265cm" svg:y="-2.04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" draw:layer="layout" svg:width="30.734cm" svg:height="10.742cm" svg:x="-2.937cm" svg:y="25.257cm">
          <text:p/>
          <draw:enhanced-geometry svg:viewBox="0 0 21600 21600" draw:type="rectangle" draw:enhanced-path="M 0 0 L 21600 0 21600 21600 0 21600 0 0 Z N"/>
        </draw:custom-shape>
        <draw:path draw:style-name="gr101" draw:text-style-name="P40" draw:layer="layout" svg:width="21.999cm" svg:height="17.935cm" svg:x="1cm" svg:y="5.064cm" svg:viewBox="0 0 22000 17936" svg:d="M0 17936v-1398-9149c254 612 254 3914 5207 3787s4953-11196 8128-11176 4191 4417 6096 4302 2569-2631 2569-2631l-130 16265z">
          <text:p/>
        </draw:path>
      </draw:page>
      <draw:page draw:name="page28" draw:style-name="dp1" draw:master-page-name="Default">
        <draw:custom-shape draw:style-name="gr92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1" draw:layer="layout" svg:width="4.572cm" svg:height="4.572cm" svg:x="16.621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93cm" svg:height="28.453cm" svg:x="-8.144cm" svg:y="-3.83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" draw:layer="layout" svg:width="8.39cm" svg:height="26.289cm" svg:x="27.535cm" svg:y="-1.794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" draw:layer="layout" svg:width="30.734cm" svg:height="11.25cm" svg:x="-1.159cm" svg:y="24.749cm">
          <text:p/>
          <draw:enhanced-geometry svg:viewBox="0 0 21600 21600" draw:type="rectangle" draw:enhanced-path="M 0 0 L 21600 0 21600 21600 0 21600 0 0 Z N"/>
        </draw:custom-shape>
        <draw:path draw:style-name="gr105" draw:text-style-name="P42" draw:layer="layout" svg:width="21.999cm" svg:height="19.205cm" svg:x="1cm" svg:y="3.794cm" svg:viewBox="0 0 22000 19206" svg:d="M0 19206v-1553-10160c0 0 1264 1524 2781 381s3067-7874 5689-7874 5941 13970 9228 13843 4302-3429 4302-3429l-130 8792z">
          <text:p/>
        </draw:path>
      </draw:page>
      <draw:page draw:name="page29" draw:style-name="dp1" draw:master-page-name="Default">
        <draw:custom-shape draw:style-name="gr92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1" draw:layer="layout" svg:width="4.572cm" svg:height="4.572cm" svg:x="16.621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93cm" svg:height="28.453cm" svg:x="-8.144cm" svg:y="-3.83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" draw:layer="layout" svg:width="8.39cm" svg:height="26.289cm" svg:x="27.535cm" svg:y="-1.794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" draw:layer="layout" svg:width="30.734cm" svg:height="11.25cm" svg:x="-1.159cm" svg:y="24.749cm">
          <text:p/>
          <draw:enhanced-geometry svg:viewBox="0 0 21600 21600" draw:type="rectangle" draw:enhanced-path="M 0 0 L 21600 0 21600 21600 0 21600 0 0 Z N"/>
        </draw:custom-shape>
        <draw:path draw:style-name="gr105" draw:text-style-name="P42" draw:layer="layout" svg:width="21.999cm" svg:height="15.268cm" svg:x="1cm" svg:y="7.731cm" svg:viewBox="0 0 22000 15269" svg:d="M0 15269v-1553-10160c0 0 1264 1524 2781 381s3233-3937 5855-3937 5775 10033 9062 9906 4302-3429 4302-3429l-130 8792z">
          <text:p/>
        </draw:path>
        <draw:polyline draw:style-name="gr30" draw:text-style-name="P8" draw:layer="layout" svg:width="20.827cm" svg:height="1.904cm" svg:x="1.508cm" svg:y="3.667cm" svg:viewBox="0 0 20828 1905" draw:points="0,1905 1994,381 3692,1778 5391,381 7089,1778 8942,254 10641,1651 12494,127 14502,1778 15581,889 16509,127 18516,1778 20828,0">
          <text:p/>
        </draw:polyline>
      </draw:page>
      <draw:page draw:name="page30" draw:style-name="dp1" draw:master-page-name="Default">
        <draw:custom-shape draw:style-name="gr92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43" draw:layer="layout" svg:width="4.572cm" svg:height="4.572cm" svg:x="3.167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93cm" svg:height="28.453cm" svg:x="-8.144cm" svg:y="-3.83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" draw:layer="layout" svg:width="8.39cm" svg:height="26.289cm" svg:x="27.535cm" svg:y="-1.794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" draw:layer="layout" svg:width="30.734cm" svg:height="11.25cm" svg:x="-1.159cm" svg:y="24.749cm">
          <text:p/>
          <draw:enhanced-geometry svg:viewBox="0 0 21600 21600" draw:type="rectangle" draw:enhanced-path="M 0 0 L 21600 0 21600 21600 0 21600 0 0 Z N"/>
        </draw:custom-shape>
        <draw:path draw:style-name="gr107" draw:text-style-name="P44" draw:layer="layout" svg:width="21.999cm" svg:height="17.173cm" svg:x="1cm" svg:y="5.826cm" svg:viewBox="0 0 22000 17174" svg:d="M0 17174v-1553-10160c0 0 2159 3429 5461 2921s4191-4826 5588-4826 3190 6350 6477 6223 4474-9779 4474-9779l-130 17174z">
          <text:p/>
        </draw:path>
        <draw:custom-shape draw:style-name="gr106" draw:text-style-name="P43" draw:layer="layout" svg:width="4.572cm" svg:height="4.572cm" svg:x="15.73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1" draw:style-name="dp1" draw:master-page-name="Default">
        <draw:custom-shape draw:style-name="gr92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43" draw:layer="layout" svg:width="4.572cm" svg:height="4.572cm" svg:x="2.905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" draw:layer="layout" svg:width="8.39cm" svg:height="26.289cm" svg:x="27.416cm" svg:y="-1.921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" draw:layer="layout" svg:width="30.734cm" svg:height="11.25cm" svg:x="-1.159cm" svg:y="24.749cm">
          <text:p/>
          <draw:enhanced-geometry svg:viewBox="0 0 21600 21600" draw:type="rectangle" draw:enhanced-path="M 0 0 L 21600 0 21600 21600 0 21600 0 0 Z N"/>
        </draw:custom-shape>
        <draw:path draw:style-name="gr107" draw:text-style-name="P44" draw:layer="layout" svg:width="21.999cm" svg:height="15.834cm" svg:x="1cm" svg:y="7.165cm" svg:viewBox="0 0 22000 15835" svg:d="M0 15835v-1369-6943c254 155 889 1171 4699 1171s4064-7239 6731-8509 2682 4427 5969 4315 4601-3807 4601-3807l-130 15142z">
          <text:p/>
        </draw:path>
        <draw:custom-shape draw:style-name="gr106" draw:text-style-name="P43" draw:layer="layout" svg:width="4.572cm" svg:height="4.572cm" svg:x="16.24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2" draw:style-name="dp1" draw:master-page-name="Default">
        <draw:custom-shape draw:style-name="gr108" draw:text-style-name="P1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5" draw:layer="layout" svg:width="4.572cm" svg:height="4.572cm" svg:x="3.286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93cm" svg:height="28.453cm" svg:x="-8.606cm" svg:y="-4.2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6.265cm" svg:y="-2.04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" draw:layer="layout" svg:width="30.734cm" svg:height="10.742cm" svg:x="-2.937cm" svg:y="25.257cm">
          <text:p/>
          <draw:enhanced-geometry svg:viewBox="0 0 21600 21600" draw:type="rectangle" draw:enhanced-path="M 0 0 L 21600 0 21600 21600 0 21600 0 0 Z N"/>
        </draw:custom-shape>
        <draw:path draw:style-name="gr110" draw:text-style-name="P45" draw:layer="layout" svg:width="21.999cm" svg:height="14.506cm" svg:x="1cm" svg:y="8.493cm" svg:viewBox="0 0 22000 14507" svg:d="M0 14507v-1172-7667c254 513 254 3280 5207 3174 4953-107 5080-9153 7620-8834 2540 320 4699 3170 6604 3073 1905-96 2569-2205 2569-2205l-130 13631z">
          <text:p/>
        </draw:path>
        <draw:custom-shape draw:style-name="gr109" draw:text-style-name="P45" draw:layer="layout" svg:width="4.572cm" svg:height="4.572cm" svg:x="16.367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3" draw:style-name="dp1" draw:master-page-name="Default">
        <draw:custom-shape draw:style-name="gr92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93cm" svg:height="28.453cm" svg:x="-17.542cm" svg:y="-3.31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" draw:layer="layout" svg:width="8.39cm" svg:height="26.289cm" svg:x="27.535cm" svg:y="-1.794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" draw:layer="layout" svg:width="30.734cm" svg:height="11.25cm" svg:x="-1.159cm" svg:y="24.749cm">
          <text:p/>
          <draw:enhanced-geometry svg:viewBox="0 0 21600 21600" draw:type="rectangle" draw:enhanced-path="M 0 0 L 21600 0 21600 21600 0 21600 0 0 Z N"/>
        </draw:custom-shape>
        <draw:line draw:style-name="gr94" draw:text-style-name="P8" draw:layer="layout" svg:x1="22.772cm" svg:y1="14.824cm" svg:x2="1cm" svg:y2="14.824cm">
          <text:p/>
        </draw:line>
        <draw:line draw:style-name="gr94" draw:text-style-name="P8" draw:layer="layout" svg:x1="23.33cm" svg:y1="10.424cm" svg:x2="1.381cm" svg:y2="10.424cm">
          <text:p/>
        </draw:line>
        <draw:path draw:style-name="gr111" draw:text-style-name="P46" draw:layer="layout" svg:width="21.999cm" svg:height="14.949cm" svg:x="1cm" svg:y="8.05cm" svg:viewBox="0 0 22000 14950" svg:d="M0 14950v-1188-7770c0 0 1419 4206 4572 4230s7048-8358 10033-9779c2667-1270 3302 508 7395 1373l-130 13134z">
          <text:p/>
        </draw:path>
        <draw:custom-shape draw:style-name="gr106" draw:text-style-name="P43" draw:layer="layout" svg:width="4.572cm" svg:height="4.572cm" svg:x="-8.779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8" draw:layer="layout" svg:x1="23.479cm" svg:y1="5.324cm" svg:x2="1.001cm" svg:y2="5.324cm">
          <text:p/>
        </draw:line>
        <draw:custom-shape draw:style-name="gr112" draw:text-style-name="P47" draw:layer="layout" svg:width="4.572cm" svg:height="4.572cm" svg:x="3.92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4" draw:style-name="dp1" draw:master-page-name="Default">
        <draw:custom-shape draw:style-name="gr113" draw:text-style-name="P48" draw:layer="layout" svg:width="28.456cm" svg:height="26.289cm" svg:x="-1.802cm" svg:y="-1.41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93cm" svg:height="28.453cm" svg:x="-17.542cm" svg:y="-3.31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" draw:layer="layout" svg:width="8.39cm" svg:height="26.289cm" svg:x="27.535cm" svg:y="-1.794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" draw:layer="layout" svg:width="30.734cm" svg:height="11.25cm" svg:x="-1.159cm" svg:y="24.749cm">
          <text:p/>
          <draw:enhanced-geometry svg:viewBox="0 0 21600 21600" draw:type="rectangle" draw:enhanced-path="M 0 0 L 21600 0 21600 21600 0 21600 0 0 Z N"/>
        </draw:custom-shape>
        <draw:line draw:style-name="gr94" draw:text-style-name="P8" draw:layer="layout" svg:x1="22.772cm" svg:y1="14.824cm" svg:x2="1cm" svg:y2="14.824cm">
          <text:p/>
        </draw:line>
        <draw:line draw:style-name="gr94" draw:text-style-name="P8" draw:layer="layout" svg:x1="23.33cm" svg:y1="10.424cm" svg:x2="1.381cm" svg:y2="10.424cm">
          <text:p/>
        </draw:line>
        <draw:path draw:style-name="gr111" draw:text-style-name="P46" draw:layer="layout" svg:width="21.999cm" svg:height="14.949cm" svg:x="1cm" svg:y="8.05cm" svg:viewBox="0 0 22000 14950" svg:d="M0 14950v-1188-7770c0 0 1419 4206 4572 4230s7048-8358 10033-9779c2667-1270 3302 508 7395 1373l-130 13134z">
          <text:p/>
        </draw:path>
        <draw:custom-shape draw:style-name="gr106" draw:text-style-name="P43" draw:layer="layout" svg:width="4.572cm" svg:height="4.572cm" svg:x="-8.779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8" draw:layer="layout" svg:x1="23.479cm" svg:y1="5.324cm" svg:x2="1.001cm" svg:y2="5.324cm">
          <text:p/>
        </draw:line>
        <draw:custom-shape draw:style-name="gr112" draw:text-style-name="P47" draw:layer="layout" svg:width="4.572cm" svg:height="4.572cm" svg:x="3.92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5" draw:style-name="dp1" draw:master-page-name="Default">
        <draw:custom-shape draw:style-name="gr113" draw:text-style-name="P48" draw:layer="layout" svg:width="28.456cm" svg:height="26.289cm" svg:x="-1.802cm" svg:y="-1.41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93cm" svg:height="28.453cm" svg:x="-17.542cm" svg:y="-3.318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" draw:layer="layout" svg:width="30.734cm" svg:height="11.25cm" svg:x="-1.159cm" svg:y="24.749cm">
          <text:p/>
          <draw:enhanced-geometry svg:viewBox="0 0 21600 21600" draw:type="rectangle" draw:enhanced-path="M 0 0 L 21600 0 21600 21600 0 21600 0 0 Z N"/>
        </draw:custom-shape>
        <draw:line draw:style-name="gr114" draw:text-style-name="P1" draw:layer="layout" svg:x1="22.772cm" svg:y1="14.824cm" svg:x2="1cm" svg:y2="14.824cm">
          <text:p/>
        </draw:line>
        <draw:line draw:style-name="gr114" draw:text-style-name="P1" draw:layer="layout" svg:x1="23.33cm" svg:y1="10.424cm" svg:x2="1.381cm" svg:y2="10.424cm">
          <text:p/>
        </draw:line>
        <draw:path draw:style-name="gr115" draw:text-style-name="P1" draw:layer="layout" svg:width="21.999cm" svg:height="14.949cm" svg:x="1cm" svg:y="8.05cm" svg:viewBox="0 0 22000 14950" svg:d="M0 14950v-1188-7770c0 0 1419 4206 4572 4230s7048-8358 10033-9779c2667-1270 3302 508 7395 1373l-130 13134z">
          <text:p/>
        </draw:path>
        <draw:custom-shape draw:style-name="gr106" draw:text-style-name="P43" draw:layer="layout" svg:width="4.572cm" svg:height="4.572cm" svg:x="-8.779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8" draw:layer="layout" svg:x1="23.479cm" svg:y1="5.324cm" svg:x2="1.001cm" svg:y2="5.324cm">
          <text:p/>
        </draw:line>
        <draw:custom-shape draw:style-name="gr116" draw:text-style-name="P1" draw:layer="layout" svg:width="4.572cm" svg:height="4.572cm" svg:x="4.04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6" draw:style-name="dp1" draw:master-page-name="Default">
        <draw:custom-shape draw:style-name="gr117" draw:text-style-name="P49" draw:layer="layout" svg:width="18.923cm" svg:height="18.923cm" draw:transform="rotate (0.784001899995853) translate (-1.341cm 12.09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45.4660748256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37" draw:style-name="dp1" draw:master-page-name="Default">
        <draw:line draw:style-name="gr118" draw:text-style-name="P8" draw:layer="layout" svg:x1="1cm" svg:y1="20.143cm" svg:x2="23cm" svg:y2="20.143cm">
          <text:p/>
        </draw:line>
        <draw:line draw:style-name="gr118" draw:text-style-name="P8" draw:layer="layout" svg:x1="2.103cm" svg:y1="15.444cm" svg:x2="2.103cm" svg:y2="19.381cm">
          <text:p/>
        </draw:line>
        <draw:line draw:style-name="gr118" draw:text-style-name="P8" draw:layer="layout" svg:x1="7.016cm" svg:y1="15.445cm" svg:x2="7.016cm" svg:y2="19.382cm">
          <text:p/>
        </draw:line>
        <draw:line draw:style-name="gr118" draw:text-style-name="P8" draw:layer="layout" svg:x1="11.928cm" svg:y1="15.446cm" svg:x2="11.928cm" svg:y2="19.383cm">
          <text:p/>
        </draw:line>
        <draw:line draw:style-name="gr118" draw:text-style-name="P8" draw:layer="layout" svg:x1="12.061cm" svg:y1="15.447cm" svg:x2="12.061cm" svg:y2="19.384cm">
          <text:p/>
        </draw:line>
        <draw:line draw:style-name="gr118" draw:text-style-name="P8" draw:layer="layout" svg:x1="16.974cm" svg:y1="15.444cm" svg:x2="16.974cm" svg:y2="19.381cm">
          <text:p/>
        </draw:line>
        <draw:line draw:style-name="gr118" draw:text-style-name="P8" draw:layer="layout" svg:x1="21.887cm" svg:y1="15.445cm" svg:x2="21.887cm" svg:y2="19.382cm">
          <text:p/>
        </draw:line>
        <draw:custom-shape draw:style-name="gr119" draw:text-style-name="P49" draw:layer="layout" svg:width="20.955cm" svg:height="9.271cm" svg:x="1.508cm" svg:y="2.395cm">
          <text:p/>
          <draw:enhanced-geometry svg:viewBox="0 0 21600 21600" draw:text-areas="?f5 ?f1 ?f6 ?f3" draw:type="left-right-arrow" draw:modifiers="5463.90532544379 5366.633446282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8" draw:style-name="dp1" draw:master-page-name="Default">
        <draw:g>
          <draw:custom-shape draw:style-name="gr120" draw:text-style-name="P50" draw:layer="layout" svg:width="10.916cm" svg:height="10.212cm" draw:transform="rotate (-1.5707963267949) translate (22.377cm 6.3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0" draw:text-style-name="P50" draw:layer="layout" svg:width="10.916cm" svg:height="10.211cm" draw:transform="rotate (-1.5707963267949) translate (11.91cm 6.3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39" draw:style-name="dp1" draw:master-page-name="Default">
        <draw:custom-shape draw:style-name="gr120" draw:text-style-name="P50" draw:layer="layout" svg:width="10.916cm" svg:height="10.211cm" draw:transform="rotate (-1.5707963267949) translate (15.41cm 6.3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1" draw:text-style-name="P50" draw:layer="layout" svg:width="2.413cm" svg:height="13.97cm" svg:x="16.367cm" svg:y="4.748cm">
          <text:p/>
          <draw:enhanced-geometry svg:viewBox="0 0 21600 21600" draw:type="rectangle" draw:enhanced-path="M 0 0 L 21600 0 21600 21600 0 21600 0 0 Z N"/>
        </draw:custom-shape>
      </draw:page>
      <draw:page draw:name="page40" draw:style-name="dp1" draw:master-page-name="Default">
        <draw:custom-shape draw:style-name="gr122" draw:text-style-name="P50" draw:layer="layout" svg:width="15.748cm" svg:height="14.732cm" draw:transform="rotate (-1.5707963267949) translate (19.477cm 3.9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41" draw:style-name="dp1" draw:master-page-name="Default">
        <draw:frame draw:style-name="gr123" draw:text-style-name="P51" draw:layer="layout" svg:width="4.02cm" svg:height="13.674cm" svg:x="18.915cm" svg:y="14.904cm">
          <draw:text-box>
            <text:p><text:span text:style-name="T10">o</text:span></text:p>
          </draw:text-box>
        </draw:frame>
        <draw:frame draw:style-name="gr124" draw:text-style-name="P52" draw:layer="layout" svg:width="28.362cm" svg:height="25.728cm" svg:x="-1.159cm" svg:y="1.508cm">
          <draw:text-box>
            <text:p><text:span text:style-name="T11">U</text:span></text:p>
          </draw:text-box>
        </draw:frame>
      </draw:page>
      <draw:page draw:name="page42" draw:style-name="dp1" draw:master-page-name="Default">
        <draw:custom-shape draw:style-name="gr125" draw:text-style-name="P53" draw:layer="layout" svg:width="20.193cm" svg:height="20.193cm" svg:x="1.889cm" svg:y="1.8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43" draw:style-name="dp1" draw:master-page-name="Default">
        <draw:path draw:style-name="gr126" draw:text-style-name="P54" draw:layer="layout" svg:width="26.105cm" svg:height="16.492cm" svg:x="-0.581cm" svg:y="6.98cm" svg:viewBox="0 0 26106 16493" svg:d="M1581 16020c9144-791 6350-23651 13970-13364s11422-12446 10387 13715c0 0-33501 440-24357-351z">
          <text:p/>
        </draw:path>
        <draw:custom-shape draw:style-name="gr127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54" draw:layer="layout" svg:width="4.572cm" svg:height="4.572cm" svg:x="17.0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rVoSym" svg:font-family="MarVoSym" style:font-charset="x-symbol"/>
    <style:font-face style:name="MarVoSym1" svg:font-family="MarVoSym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4" svg:font-family="'Liberation Sans'" style:font-pitch="variable" style:font-charset="x-symbol"/>
    <style:font-face style:name="MarVoSym2" svg:font-family="MarVoSym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C0591" svg:font-family="C059"/>
    <style:font-face style:name="Liberation Sans5" svg:font-family="'Liberation Sans'" style:font-family-generic="swiss"/>
    <style:font-face style:name="DejaVu Sans Mono1" svg:font-family="'DejaVu Sans Mono'" style:font-family-generic="modern" style:font-pitch="fixed"/>
    <style:font-face style:name="C059" svg:font-family="C059" style:font-pitch="variable"/>
    <style:font-face style:name="Droid Sans Fallback3" svg:font-family="'Droid Sans Fallback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Purisa" svg:font-family="Purisa" style:font-pitch="variable"/>
    <style:font-face style:name="URW Chancery L" svg:font-family="'URW Chancery L'" style:font-pitch="variable"/>
    <style:font-face style:name="Z003" svg:font-family="Z003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6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abio </meta:initial-creator>
    <meta:creation-date>2014-12-10T18:53:55.326318890</meta:creation-date>
    <dc:date>2023-01-16T15:28:48.731507073</dc:date>
    <meta:editing-duration>PT20H56M</meta:editing-duration>
    <meta:editing-cycles>37</meta:editing-cycles>
    <meta:generator>LibreOffice/6.4.7.2$Linux_X86_64 LibreOffice_project/40$Build-2</meta:generator>
    <meta:document-statistic meta:object-count="347"/>
  </office:meta>
</office:document-meta>
</file>